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adornments="Regular"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elle1" style:family="table">
      <style:table-properties style:width="16.999cm" table:align="margins"/>
    </style:style>
    <style:style style:name="Tabelle1.A" style:family="table-column">
      <style:table-column-properties style:column-width="1.699cm" style:rel-column-width="6550*"/>
    </style:style>
    <style:style style:name="Tabelle1.B" style:family="table-column">
      <style:table-column-properties style:column-width="1.7cm" style:rel-column-width="6556*"/>
    </style:style>
    <style:style style:name="Tabelle1.C" style:family="table-column">
      <style:table-column-properties style:column-width="3.399cm" style:rel-column-width="13107*"/>
    </style:style>
    <style:style style:name="Tabelle1.D" style:family="table-column">
      <style:table-column-properties style:column-width="1.565cm" style:rel-column-width="6033*"/>
    </style:style>
    <style:style style:name="Tabelle1.E" style:family="table-column">
      <style:table-column-properties style:column-width="2.593cm" style:rel-column-width="9998*"/>
    </style:style>
    <style:style style:name="Tabelle1.F" style:family="table-column">
      <style:table-column-properties style:column-width="6.041cm" style:rel-column-width="23291*"/>
    </style:style>
    <style:style style:name="Tabelle1.A1" style:family="table-cell">
      <style:table-cell-properties fo:padding="0.097cm" fo:border-left="0.002cm solid #000000" fo:border-right="none" fo:border-top="0.002cm solid #000000" fo:border-bottom="0.002cm solid #000000"/>
    </style:style>
    <style:style style:name="Tabelle1.F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F2" style:family="table-cell">
      <style:table-cell-properties fo:padding="0.097cm" fo:border-left="0.002cm solid #000000" fo:border-right="0.002cm solid #000000" fo:border-top="none" fo:border-bottom="0.002cm solid #000000"/>
    </style:style>
    <style:style style:name="Tabelle1.B6.2" style:family="table-column">
      <style:table-column-properties style:column-width="13.6cm" style:rel-column-width="52429*"/>
    </style:style>
    <style:style style:name="Tabelle2" style:family="table">
      <style:table-properties style:width="16.999cm" table:align="margins"/>
    </style:style>
    <style:style style:name="Tabelle2.A" style:family="table-column">
      <style:table-column-properties style:column-width="3.399cm" style:rel-column-width="13107*"/>
    </style:style>
    <style:style style:name="Tabelle2.C" style:family="table-column">
      <style:table-column-properties style:column-width="1.565cm" style:rel-column-width="6033*"/>
    </style:style>
    <style:style style:name="Tabelle2.D" style:family="table-column">
      <style:table-column-properties style:column-width="2.593cm" style:rel-column-width="9998*"/>
    </style:style>
    <style:style style:name="Tabelle2.E" style:family="table-column">
      <style:table-column-properties style:column-width="6.041cm" style:rel-column-width="23290*"/>
    </style:style>
    <style:style style:name="Tabelle2.A1" style:family="table-cell">
      <style:table-cell-properties fo:padding="0.097cm" fo:border-left="0.002cm solid #000000" fo:border-right="none" fo:border-top="0.002cm solid #000000" fo:border-bottom="0.002cm solid #000000"/>
    </style:style>
    <style:style style:name="Tabelle2.E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E2" style:family="table-cell">
      <style:table-cell-properties fo:padding="0.097cm" fo:border-left="0.002cm solid #000000" fo:border-right="0.002cm solid #000000" fo:border-top="none" fo:border-bottom="0.002cm solid #000000"/>
    </style:style>
    <style:style style:name="Tabelle3" style:family="table">
      <style:table-properties style:width="16.999cm" table:align="margins"/>
    </style:style>
    <style:style style:name="Tabelle3.A" style:family="table-column">
      <style:table-column-properties style:column-width="1.431cm" style:rel-column-width="5516*"/>
    </style:style>
    <style:style style:name="Tabelle3.B" style:family="table-column">
      <style:table-column-properties style:column-width="2.695cm" style:rel-column-width="10393*"/>
    </style:style>
    <style:style style:name="Tabelle3.C" style:family="table-column">
      <style:table-column-properties style:column-width="2.884cm" style:rel-column-width="11120*"/>
    </style:style>
    <style:style style:name="Tabelle3.D" style:family="table-column">
      <style:table-column-properties style:column-width="1.561cm" style:rel-column-width="6019*"/>
    </style:style>
    <style:style style:name="Tabelle3.E" style:family="table-column">
      <style:table-column-properties style:column-width="2.385cm" style:rel-column-width="9195*"/>
    </style:style>
    <style:style style:name="Tabelle3.F" style:family="table-column">
      <style:table-column-properties style:column-width="6.041cm" style:rel-column-width="23292*"/>
    </style:style>
    <style:style style:name="Tabelle3.A1" style:family="table-cell">
      <style:table-cell-properties fo:padding="0.097cm" fo:border-left="0.002cm solid #000000" fo:border-right="none" fo:border-top="0.002cm solid #000000" fo:border-bottom="0.002cm solid #000000"/>
    </style:style>
    <style:style style:name="Tabelle3.F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F2" style:family="table-cell">
      <style:table-cell-properties fo:padding="0.097cm" fo:border-left="0.002cm solid #000000" fo:border-right="0.002cm solid #000000" fo:border-top="none" fo:border-bottom="0.002cm solid #000000"/>
    </style:style>
    <style:style style:name="Tabelle3.B5.1" style:family="table-column">
      <style:table-column-properties style:column-width="1.584cm" style:rel-column-width="6108*"/>
    </style:style>
    <style:style style:name="Tabelle3.B5.2" style:family="table-column">
      <style:table-column-properties style:column-width="1.111cm" style:rel-column-width="4285*"/>
    </style:style>
    <style:style style:name="Tabelle3.B5.5" style:family="table-column">
      <style:table-column-properties style:column-width="2.385cm" style:rel-column-width="9196*"/>
    </style:style>
    <style:style style:name="Tabelle3.B5.6" style:family="table-column">
      <style:table-column-properties style:column-width="6.041cm" style:rel-column-width="23291*"/>
    </style:style>
    <style:style style:name="Tabelle3.B5.2.2.1" style:family="table-row">
      <style:table-row-properties style:min-row-height="4.897cm"/>
    </style:style>
    <style:style style:name="Tabelle3.B5.3.2.1" style:family="table-row">
      <style:table-row-properties style:min-row-height="0.9cm"/>
    </style:style>
    <style:style style:name="Tabelle3.B5.3.2.3" style:family="table-row">
      <style:table-row-properties style:min-row-height="1.656cm"/>
    </style:style>
    <style:style style:name="Tabelle3.B5.2.4.1" style:family="table-row">
      <style:table-row-properties style:min-row-height="4.676cm"/>
    </style:style>
    <style:style style:name="Tabelle5" style:family="table">
      <style:table-properties style:width="16.999cm" table:align="margins"/>
    </style:style>
    <style:style style:name="Tabelle5.A" style:family="table-column">
      <style:table-column-properties style:column-width="1.699cm" style:rel-column-width="6550*"/>
    </style:style>
    <style:style style:name="Tabelle5.B" style:family="table-column">
      <style:table-column-properties style:column-width="1.7cm" style:rel-column-width="6556*"/>
    </style:style>
    <style:style style:name="Tabelle5.C" style:family="table-column">
      <style:table-column-properties style:column-width="3.399cm" style:rel-column-width="13107*"/>
    </style:style>
    <style:style style:name="Tabelle5.D" style:family="table-column">
      <style:table-column-properties style:column-width="1.565cm" style:rel-column-width="6033*"/>
    </style:style>
    <style:style style:name="Tabelle5.E" style:family="table-column">
      <style:table-column-properties style:column-width="2.593cm" style:rel-column-width="9998*"/>
    </style:style>
    <style:style style:name="Tabelle5.F" style:family="table-column">
      <style:table-column-properties style:column-width="6.041cm" style:rel-column-width="23291*"/>
    </style:style>
    <style:style style:name="Tabelle5.A1" style:family="table-cell">
      <style:table-cell-properties fo:padding="0.097cm" fo:border-left="0.002cm solid #000000" fo:border-right="none" fo:border-top="0.002cm solid #000000" fo:border-bottom="0.002cm solid #000000"/>
    </style:style>
    <style:style style:name="Tabelle5.F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F2" style:family="table-cell">
      <style:table-cell-properties fo:padding="0.097cm" fo:border-left="0.002cm solid #000000" fo:border-right="0.002cm solid #000000" fo:border-top="none" fo:border-bottom="0.002cm solid #000000"/>
    </style:style>
    <style:style style:name="Tabelle6" style:family="table">
      <style:table-properties style:width="16.999cm" table:align="margins"/>
    </style:style>
    <style:style style:name="Tabelle6.A" style:family="table-column">
      <style:table-column-properties style:column-width="1.7cm" style:rel-column-width="6553*"/>
    </style:style>
    <style:style style:name="Tabelle6.C" style:family="table-column">
      <style:table-column-properties style:column-width="3.399cm" style:rel-column-width="13107*"/>
    </style:style>
    <style:style style:name="Tabelle6.D" style:family="table-column">
      <style:table-column-properties style:column-width="1.565cm" style:rel-column-width="6033*"/>
    </style:style>
    <style:style style:name="Tabelle6.E" style:family="table-column">
      <style:table-column-properties style:column-width="2.593cm" style:rel-column-width="9998*"/>
    </style:style>
    <style:style style:name="Tabelle6.F" style:family="table-column">
      <style:table-column-properties style:column-width="6.041cm" style:rel-column-width="23291*"/>
    </style:style>
    <style:style style:name="Tabelle6.A1" style:family="table-cell">
      <style:table-cell-properties fo:padding="0.097cm" fo:border-left="0.002cm solid #000000" fo:border-right="none" fo:border-top="0.002cm solid #000000" fo:border-bottom="0.002cm solid #000000"/>
    </style:style>
    <style:style style:name="Tabelle6.F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F2" style:family="table-cell">
      <style:table-cell-properties fo:padding="0.097cm" fo:border-left="0.002cm solid #000000" fo:border-right="0.002cm solid #000000" fo:border-top="none" fo:border-bottom="0.002cm solid #000000"/>
    </style:style>
    <style:style style:name="Tabelle6.5" style:family="table-row">
      <style:table-row-properties style:min-row-height="4.461cm"/>
    </style:style>
    <style:style style:name="Tabelle6.B5.1" style:family="table-row">
      <style:table-row-properties style:min-row-height="1.18cm"/>
    </style:style>
    <style:style style:name="Tabelle6.B5.2" style:family="table-row">
      <style:table-row-properties style:min-row-height="2.884cm"/>
    </style:style>
    <style:style style:name="Tabelle6.C5.1" style:family="table-row">
      <style:table-row-properties style:min-row-height="1.101cm"/>
    </style:style>
    <style:style style:name="Tabelle6.C5.2" style:family="table-row">
      <style:table-row-properties style:min-row-height="0.778cm"/>
    </style:style>
    <style:style style:name="Tabelle6.C5.3" style:family="table-row">
      <style:table-row-properties style:min-row-height="1.958cm"/>
    </style:style>
    <style:style style:name="Table2" style:family="table">
      <style:table-properties style:width="16.999cm" table:align="margins"/>
    </style:style>
    <style:style style:name="Table2.A" style:family="table-column">
      <style:table-column-properties style:column-width="2.088cm" style:rel-column-width="8052*"/>
    </style:style>
    <style:style style:name="Table2.B" style:family="table-column">
      <style:table-column-properties style:column-width="1.311cm" style:rel-column-width="5053*"/>
    </style:style>
    <style:style style:name="Table2.C" style:family="table-column">
      <style:table-column-properties style:column-width="3.399cm" style:rel-column-width="13105*"/>
    </style:style>
    <style:style style:name="Table2.D" style:family="table-column">
      <style:table-column-properties style:column-width="1.351cm" style:rel-column-width="5209*"/>
    </style:style>
    <style:style style:name="Table2.E" style:family="table-column">
      <style:table-column-properties style:column-width="1.797cm" style:rel-column-width="6930*"/>
    </style:style>
    <style:style style:name="Table2.F" style:family="table-column">
      <style:table-column-properties style:column-width="7.052cm" style:rel-column-width="27186*"/>
    </style:style>
    <style:style style:name="Table2.A1" style:family="table-cell">
      <style:table-cell-properties fo:padding="0.097cm" fo:border-left="0.002cm solid #000000" fo:border-right="none" fo:border-top="0.002cm solid #000000" fo:border-bottom="0.002cm solid #000000"/>
    </style:style>
    <style:style style:name="Table2.F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4.1" style:family="table-cell">
      <style:table-cell-properties fo:padding="0.097cm" fo:border-left="0.002cm solid #000000" fo:border-right="0.002cm solid #000000" fo:border-top="none" fo:border-bottom="0.002cm solid #000000"/>
    </style:style>
    <style:style style:name="Table2.A4" style:family="table-cell">
      <style:table-cell-properties style:border-line-width-bottom="0.002cm 0.088cm 0.002cm" fo:padding="0.097cm" fo:border-left="0.002cm solid #000000" fo:border-right="none" fo:border-top="none" fo:border-bottom="0.092cm double #000000"/>
    </style:style>
    <style:style style:name="Table2.C4.4.4" style:family="table-cell">
      <style:table-cell-properties style:border-line-width-bottom="0.002cm 0.088cm 0.002cm" fo:padding="0.097cm" fo:border-left="0.002cm solid #000000" fo:border-right="0.002cm solid #000000" fo:border-top="none" fo:border-bottom="0.092cm double #000000"/>
    </style:style>
    <style:style style:name="Table2.B6.1" style:family="table-column">
      <style:table-column-properties style:column-width="1.309cm" style:rel-column-width="5047*"/>
    </style:style>
    <style:style style:name="Table2.B6.2" style:family="table-column">
      <style:table-column-properties style:column-width="3.399cm" style:rel-column-width="13107*"/>
    </style:style>
    <style:style style:name="Table2.B6.3" style:family="table-column">
      <style:table-column-properties style:column-width="1.351cm" style:rel-column-width="5210*"/>
    </style:style>
    <style:style style:name="Table2.B6.4" style:family="table-column">
      <style:table-column-properties style:column-width="1.797cm" style:rel-column-width="6931*"/>
    </style:style>
    <style:style style:name="Table2.B6.5" style:family="table-column">
      <style:table-column-properties style:column-width="7.052cm" style:rel-column-width="27188*"/>
    </style:style>
    <style:style style:name="P1" style:family="paragraph" style:parent-style-name="Text_20_body" style:list-style-name="L1"/>
    <style:style style:name="P2" style:family="paragraph" style:parent-style-name="Heading_20_2">
      <style:paragraph-properties fo:break-before="page"/>
    </style:style>
    <style:style style:name="P3" style:family="paragraph" style:parent-style-name="Table_20_Contents">
      <style:text-properties fo:background-color="#ffff00"/>
    </style:style>
    <style:style style:name="P4" style:family="paragraph" style:parent-style-name="Table_20_Contents">
      <style:paragraph-properties fo:text-align="center" style:justify-single-word="false"/>
    </style:style>
    <style:style style:name="P5" style:family="paragraph" style:parent-style-name="Standard">
      <style:paragraph-properties fo:line-height="150%" fo:text-align="justify" style:justify-single-word="false"/>
    </style:style>
    <style:style style:name="P6" style:family="paragraph" style:parent-style-name="Standard">
      <style:paragraph-properties fo:margin-left="0.035cm" fo:margin-right="-0.018cm" fo:line-height="150%" fo:text-align="justify" style:justify-single-word="false" fo:text-indent="0cm" style:auto-text-indent="false"/>
      <style:text-properties fo:font-style="normal" fo:font-weight="normal" style:font-style-asian="normal" style:font-weight-asian="normal" style:font-style-complex="normal" style:font-weight-complex="normal"/>
    </style:style>
    <style:style style:name="P7" style:family="paragraph" style:parent-style-name="Standard">
      <style:paragraph-properties fo:margin-left="0.009cm" fo:margin-right="-0.018cm" fo:line-height="150%" fo:text-align="justify" style:justify-single-word="false" fo:text-indent="0cm" style:auto-text-indent="false"/>
      <style:text-properties fo:font-style="normal" fo:font-weight="normal" style:font-style-asian="normal" style:font-weight-asian="normal" style:font-style-complex="normal" style:font-weight-complex="normal"/>
    </style:style>
    <style:style style:name="P8" style:family="paragraph" style:parent-style-name="Standard">
      <style:paragraph-properties fo:line-height="150%" fo:text-align="justify" style:justify-single-word="false"/>
      <style:text-properties fo:font-style="italic" style:font-style-asian="italic" style:font-style-complex="italic"/>
    </style:style>
    <style:style style:name="P9" style:family="paragraph" style:parent-style-name="Heading_20_2">
      <style:paragraph-properties fo:break-before="page"/>
      <style:text-properties fo:language="en" fo:country="US"/>
    </style:style>
    <style:style style:name="P10" style:family="paragraph" style:parent-style-name="Text_20_body">
      <style:paragraph-properties fo:line-height="150%"/>
    </style:style>
    <style:style style:name="P11" style:family="paragraph" style:parent-style-name="Standard">
      <style:paragraph-properties fo:margin-left="-0.026cm" fo:margin-right="0cm" fo:line-height="150%" fo:text-align="justify" style:justify-single-word="false" fo:text-indent="0cm" style:auto-text-indent="false">
        <style:tab-stops/>
      </style:paragraph-properties>
      <style:text-properties fo:language="en" fo:country="US"/>
    </style:style>
    <style:style style:name="P12" style:family="paragraph" style:parent-style-name="Standard">
      <style:paragraph-properties fo:margin-left="0cm" fo:margin-right="0cm" fo:line-height="150%" fo:text-align="justify" style:justify-single-word="false" fo:text-indent="0cm" style:auto-text-indent="false">
        <style:tab-stops/>
      </style:paragraph-properties>
      <style:text-properties fo:language="en" fo:country="US"/>
    </style:style>
    <style:style style:name="P13" style:family="paragraph" style:parent-style-name="Standard">
      <style:paragraph-properties fo:line-height="150%" fo:text-align="justify" style:justify-single-word="false"/>
      <style:text-properties fo:language="en" fo:country="US"/>
    </style:style>
    <style:style style:name="P14" style:family="paragraph" style:parent-style-name="Text_20_body">
      <style:paragraph-properties fo:line-height="150%"/>
      <style:text-properties fo:language="en" fo:country="US"/>
    </style:style>
    <style:style style:name="T1" style:family="text">
      <style:text-properties style:font-name="Times New Roman"/>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Tahoma"/>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tructure of the MARY Unit database</text:h>
      <text:p text:style-name="Standard"/>
      <text:p text:style-name="Standard">v1, 04.07.06<text:tab/>Anna Hunecke</text:p>
      <text:p text:style-name="Standard">v2, 05.07.06<text:tab/>Marc Schröder</text:p>
      <text:p text:style-name="Standard">v3, 07.07.06<text:tab/>Marc Schröder</text:p>
      <text:p text:style-name="Standard">v4, 07.07.06<text:tab/>Sacha Krstulovi<text:span text:style-name="T1">ć</text:span></text:p>
      <text:p text:style-name="Standard">v5, 10.07.06 <text:s text:c="2"/>Marc Schröder: Corrected Target feature file spec following Anna's comments.</text:p>
      <text:p text:style-name="Standard">v6, 18.07.06<text:tab/>Sacha: corrected timeline spec against duplicate index interval.</text:p>
      <text:p text:style-name="Standard">v7, 06.09.06<text:tab/>Sacha: revised the timeline spec after the implementation of a reader/writer for this format.</text:p>
      <text:p text:style-name="Standard">v8, 14.11.06 Marc: added a “Precomputed Join Cost file” section.</text:p>
      <text:h text:style-name="Heading_20_2" text:outline-level="2">Overview</text:h>
      <text:p text:style-name="Text_20_body">The database consists of several files, each representing one conceptually independent type of information.</text:p>
      <text:list text:style-name="L1">
        <text:list-item>
          <text:p text:style-name="P1">Config file: voice.config – contains pointers to all relevant data and code files that need to be combined to make this voice work. Can also contain various configuration settings. This is a MARY .config file, i.e. text in key-value pairs.</text:p>
        </text:list-item>
        <text:list-item>
          <text:p text:style-name="P1">CART file: for each named unit type, a CART tree doing the pre-selection of candidate units for a given linguistic and/or acoustic target context. The leafs of the CARTs are index numbers in the list of units.</text:p>
        </text:list-item>
        <text:list-item>
          <text:p text:style-name="P1">Unit file: a list of units, in the order corresponding to the database “time line” (see below). Each unit has a time code marking its start position on the time line, as well as a duration.</text:p>
        </text:list-item>
        <text:list-item>
          <text:p text:style-name="P1">Target cost feature file: specification + data for the target cost features. The specification describes the meaning of the data entries; it is followed by one data entry per unit, i.e. the index numbers of the target features are the same as for the units.</text:p>
        </text:list-item>
        <text:list-item>
          <text:p text:style-name="P1">Join cost feature file: specification + data for the join cost features. The specification describes the meaning of the data entries; it is followed by one data entry per unit, i.e. the index numbers of the join features are the same as for the units.</text:p>
        </text:list-item>
        <text:list-item>
          <text:p text:style-name="P1">Time line files: a time line file contains detailed information about the original audio data; the units and their features are in a way an abstraction of this original audio data. The time code in the units allows for their location on all time lines for this database. Examples:</text:p>
          <text:list>
            <text:list-item>
              <text:p text:style-name="P1">PCM waveform of the original audio data;</text:p>
            </text:list-item>
            <text:list-item>
              <text:p text:style-name="P1">pitch-synchronous LPC coefficients + residual allowing the reconstruction of the audio signal;</text:p>
            </text:list-item>
            <text:list-item>
              <text:p text:style-name="P1">encoded audio in different forms, e.g. using the Speex codec;</text:p>
            </text:list-item>
            <text:list-item>
              <text:p text:style-name="P1">MFCC coefficients describing the audio signal (but not allowing for reconstruction);</text:p>
            </text:list-item>
            <text:list-item>
              <text:p text:style-name="P1">a mapper locating the original audio file names on the time line, helping to find the original location of a bad unit (for debugging).</text:p>
            </text:list-item>
          </text:list>
        </text:list-item>
      </text:list>
      <text:p text:style-name="Text_20_body">The following sections will specify each type of file in detail.</text:p>
      <text:h text:style-name="Heading_20_2" text:outline-level="2">Config file</text:h>
      <text:p text:style-name="Text_20_body">(to be filled in)</text:p>
      <text:h text:style-name="Heading_20_2" text:outline-level="2"/>
      <text:h text:style-name="P2" text:outline-level="2">CART file</text:h>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header-rows>
          <table:table-row>
            <table:table-cell table:style-name="Tabelle1.A1" table:number-columns-spanned="2" office:value-type="string">
              <text:p text:style-name="Table_20_Heading">Section</text:p>
            </table:table-cell>
            <table:covered-table-cell/>
            <table:table-cell table:style-name="Tabelle1.A1" office:value-type="string">
              <text:p text:style-name="Table_20_Heading">Info</text:p>
            </table:table-cell>
            <table:table-cell table:style-name="Tabelle1.A1" office:value-type="string">
              <text:p text:style-name="Table_20_Heading">Type</text:p>
            </table:table-cell>
            <table:table-cell table:style-name="Tabelle1.A1" office:value-type="string">
              <text:p text:style-name="Table_20_Heading">Bytes</text:p>
            </table:table-cell>
            <table:table-cell table:style-name="Tabelle1.F1" office:value-type="string">
              <text:p text:style-name="Table_20_Heading">Comments</text:p>
            </table:table-cell>
          </table:table-row>
        </table:table-header-rows>
        <table:table-row>
          <table:table-cell table:style-name="Tabelle1.A2" table:number-columns-spanned="2" office:value-type="string">
            <text:p text:style-name="Table_20_Contents">Header</text:p>
          </table:table-cell>
          <table:covered-table-cell/>
          <table:table-cell table:style-name="Tabelle1.A2" office:value-type="string">
            <text:p text:style-name="Table_20_Contents">magic</text:p>
          </table:table-cell>
          <table:table-cell table:style-name="Tabelle1.A2" office:value-type="string">
            <text:p text:style-name="Table_20_Contents">int</text:p>
          </table:table-cell>
          <table:table-cell table:style-name="Tabelle1.A2" office:value-type="string">
            <text:p text:style-name="Table_20_Contents">4</text:p>
          </table:table-cell>
          <table:table-cell table:style-name="Tabelle1.F2" office:value-type="string">
            <text:p text:style-name="Table_20_Contents">A magic code identifying MARY database files; the integer value 0x4d415259, corresponding to the ASCII text “MARY”.</text:p>
          </table:table-cell>
        </table:table-row>
        <table:table-row>
          <table:table-cell table:style-name="Tabelle1.A2" table:number-columns-spanned="2" office:value-type="string">
            <text:p text:style-name="Table_20_Contents"/>
          </table:table-cell>
          <table:covered-table-cell/>
          <table:table-cell table:style-name="Tabelle1.A2" office:value-type="string">
            <text:p text:style-name="Table_20_Contents">version</text:p>
          </table:table-cell>
          <table:table-cell table:style-name="Tabelle1.A2" office:value-type="string">
            <text:p text:style-name="Table_20_Contents">int</text:p>
          </table:table-cell>
          <table:table-cell table:style-name="Tabelle1.A2" office:value-type="string">
            <text:p text:style-name="Table_20_Contents">4</text:p>
          </table:table-cell>
          <table:table-cell table:style-name="Tabelle1.F2" office:value-type="string">
            <text:p text:style-name="Table_20_Contents">A version number, as a quick way to check whether the database format is expected to be readable by a given code. For the current specification, this will be “1”.</text:p>
          </table:table-cell>
        </table:table-row>
        <table:table-row>
          <table:table-cell table:style-name="Tabelle1.A2" table:number-columns-spanned="2" office:value-type="string">
            <text:p text:style-name="Table_20_Contents"/>
          </table:table-cell>
          <table:covered-table-cell/>
          <table:table-cell table:style-name="Tabelle1.A2" office:value-type="string">
            <text:p text:style-name="Table_20_Contents">fileType</text:p>
          </table:table-cell>
          <table:table-cell table:style-name="Tabelle1.A2" office:value-type="string">
            <text:p text:style-name="Table_20_Contents">int</text:p>
          </table:table-cell>
          <table:table-cell table:style-name="Tabelle1.A2" office:value-type="string">
            <text:p text:style-name="Table_20_Contents">4</text:p>
          </table:table-cell>
          <table:table-cell table:style-name="Tabelle1.F2" office:value-type="string">
            <text:p text:style-name="Table_20_Contents">a unique identifier identifying the type of file we are looking at. For CART files, this is “1”.</text:p>
          </table:table-cell>
        </table:table-row>
        <table:table-row>
          <table:table-cell table:style-name="Tabelle1.A2" table:number-columns-spanned="2" office:value-type="string">
            <text:p text:style-name="Table_20_Contents">CART data</text:p>
          </table:table-cell>
          <table:covered-table-cell/>
          <table:table-cell table:style-name="Tabelle1.A2" office:value-type="string">
            <text:p text:style-name="Table_20_Contents">numberOfCarts</text:p>
          </table:table-cell>
          <table:table-cell table:style-name="Tabelle1.A2" office:value-type="string">
            <text:p text:style-name="Table_20_Contents">int</text:p>
          </table:table-cell>
          <table:table-cell table:style-name="Tabelle1.A2" office:value-type="string">
            <text:p text:style-name="Table_20_Contents">4</text:p>
          </table:table-cell>
          <table:table-cell table:style-name="Tabelle1.F2" office:value-type="string">
            <text:p text:style-name="Table_20_Contents"/>
          </table:table-cell>
        </table:table-row>
        <table:table-row>
          <table:table-cell table:style-name="Tabelle1.A2" office:value-type="string">
            <text:p text:style-name="Table_20_Contents">for each CART</text:p>
          </table:table-cell>
          <table:table-cell table:number-columns-spanned="5">
            <table:table table:is-sub-table="true">
              <table:table-column table:style-name="Tabelle1.B"/>
              <table:table-column table:style-name="Tabelle1.B6.2"/>
              <table:table-row>
                <table:table-cell table:style-name="Tabelle1.A2" office:value-type="string">
                  <text:p text:style-name="Table_20_Contents"/>
                </table:table-cell>
                <table:table-cell>
                  <table:table table:is-sub-table="true">
                    <table:table-column table:style-name="Tabelle1.C"/>
                    <table:table-column table:style-name="Tabelle1.D"/>
                    <table:table-column table:style-name="Tabelle1.E"/>
                    <table:table-column table:style-name="Tabelle1.F"/>
                    <table:table-row>
                      <table:table-cell table:style-name="Tabelle1.A2" office:value-type="string">
                        <text:p text:style-name="Table_20_Contents">nameSize</text:p>
                      </table:table-cell>
                      <table:table-cell table:style-name="Tabelle1.A2" office:value-type="string">
                        <text:p text:style-name="Table_20_Contents">short</text:p>
                      </table:table-cell>
                      <table:table-cell table:style-name="Tabelle1.A2" office:value-type="string">
                        <text:p text:style-name="Table_20_Contents">2</text:p>
                      </table:table-cell>
                      <table:table-cell table:style-name="Tabelle1.F2" office:value-type="string">
                        <text:p text:style-name="Table_20_Contents">in bytes</text:p>
                      </table:table-cell>
                    </table:table-row>
                    <table:table-row>
                      <table:table-cell table:style-name="Tabelle1.A2" office:value-type="string">
                        <text:p text:style-name="Table_20_Contents">name</text:p>
                      </table:table-cell>
                      <table:table-cell table:style-name="Tabelle1.A2" office:value-type="string">
                        <text:p text:style-name="Table_20_Contents">byte[]</text:p>
                      </table:table-cell>
                      <table:table-cell table:style-name="Tabelle1.A2" office:value-type="string">
                        <text:p text:style-name="Table_20_Contents">nameSize</text:p>
                      </table:table-cell>
                      <table:table-cell table:style-name="Tabelle1.F2" office:value-type="string">
                        <text:p text:style-name="Table_20_Contents">a UTF-8 encoded String</text:p>
                      </table:table-cell>
                    </table:table-row>
                    <table:table-row>
                      <table:table-cell table:style-name="Tabelle1.A2" office:value-type="string">
                        <text:p text:style-name="Table_20_Contents">numberOfNodes</text:p>
                      </table:table-cell>
                      <table:table-cell table:style-name="Tabelle1.A2" office:value-type="string">
                        <text:p text:style-name="Table_20_Contents">int</text:p>
                      </table:table-cell>
                      <table:table-cell table:style-name="Tabelle1.A2" office:value-type="string">
                        <text:p text:style-name="Table_20_Contents">4</text:p>
                      </table:table-cell>
                      <table:table-cell table:style-name="Tabelle1.F2" office:value-type="string">
                        <text:p text:style-name="Table_20_Contents"/>
                      </table:table-cell>
                    </table:table-row>
                  </table:table>
                </table:table-cell>
              </table:table-row>
              <table:table-row>
                <table:table-cell table:style-name="Tabelle1.A2" office:value-type="string">
                  <text:p text:style-name="Table_20_Contents">for each node</text:p>
                </table:table-cell>
                <table:table-cell>
                  <table:table table:is-sub-table="true">
                    <table:table-column table:style-name="Tabelle1.C"/>
                    <table:table-column table:style-name="Tabelle1.D"/>
                    <table:table-column table:style-name="Tabelle1.E"/>
                    <table:table-column table:style-name="Tabelle1.F"/>
                    <table:table-row>
                      <table:table-cell table:style-name="Tabelle1.A2" office:value-type="string">
                        <text:p text:style-name="Table_20_Contents">nodeSize</text:p>
                      </table:table-cell>
                      <table:table-cell table:style-name="Tabelle1.A2" office:value-type="string">
                        <text:p text:style-name="Table_20_Contents">short</text:p>
                      </table:table-cell>
                      <table:table-cell table:style-name="Tabelle1.A2" office:value-type="string">
                        <text:p text:style-name="Table_20_Contents">2</text:p>
                      </table:table-cell>
                      <table:table-cell table:style-name="Tabelle1.F2" office:value-type="string">
                        <text:p text:style-name="Table_20_Contents">in bytes</text:p>
                      </table:table-cell>
                    </table:table-row>
                    <table:table-row>
                      <table:table-cell table:style-name="Tabelle1.A2" office:value-type="string">
                        <text:p text:style-name="Table_20_Contents">node</text:p>
                      </table:table-cell>
                      <table:table-cell table:style-name="Tabelle1.A2" office:value-type="string">
                        <text:p text:style-name="Table_20_Contents">byte[]</text:p>
                      </table:table-cell>
                      <table:table-cell table:style-name="Tabelle1.A2" office:value-type="string">
                        <text:p text:style-name="Table_20_Contents">nodeSize</text:p>
                      </table:table-cell>
                      <table:table-cell table:style-name="Tabelle1.F2" office:value-type="string">
                        <text:p text:style-name="Table_20_Contents">a UTF-8 encoded String</text:p>
                      </table:table-cell>
                    </table:table-row>
                  </table:table>
                </table:table-cell>
              </table:table-row>
            </table:table>
          </table:table-cell>
          <table:covered-table-cell/>
          <table:covered-table-cell/>
          <table:covered-table-cell/>
          <table:covered-table-cell/>
        </table:table-row>
      </table:table>
      <text:p text:style-name="Text_20_body"/>
      <text:p text:style-name="Text_20_body">The String representing the nodes is in the format inherited from FreeTTS. The only difference is that the list of numbers contained in leaf nodes are not the instance numbers of a unit type, but directly the index numbers of the unit in the unit list.</text:p>
      <text:h text:style-name="Heading_20_2" text:outline-level="2"/>
      <text:h text:style-name="P2" text:outline-level="2">Unit file</text:h>
      <text:p text:style-name="Text_20_body"/>
      <table:table table:name="Tabelle2" table:style-name="Tabelle2">
        <table:table-column table:style-name="Tabelle2.A" table:number-columns-repeated="2"/>
        <table:table-column table:style-name="Tabelle2.C"/>
        <table:table-column table:style-name="Tabelle2.D"/>
        <table:table-column table:style-name="Tabelle2.E"/>
        <table:table-header-rows>
          <table:table-row>
            <table:table-cell table:style-name="Tabelle2.A1" office:value-type="string">
              <text:p text:style-name="Table_20_Heading">Section</text:p>
            </table:table-cell>
            <table:table-cell table:style-name="Tabelle2.A1" office:value-type="string">
              <text:p text:style-name="Table_20_Heading">Info</text:p>
            </table:table-cell>
            <table:table-cell table:style-name="Tabelle2.A1" office:value-type="string">
              <text:p text:style-name="Table_20_Heading">Type</text:p>
            </table:table-cell>
            <table:table-cell table:style-name="Tabelle2.A1" office:value-type="string">
              <text:p text:style-name="Table_20_Heading">Bytes</text:p>
            </table:table-cell>
            <table:table-cell table:style-name="Tabelle2.E1" office:value-type="string">
              <text:p text:style-name="Table_20_Heading">Comments</text:p>
            </table:table-cell>
          </table:table-row>
        </table:table-header-rows>
        <table:table-row>
          <table:table-cell table:style-name="Tabelle2.A2" office:value-type="string">
            <text:p text:style-name="Table_20_Contents">Header</text:p>
          </table:table-cell>
          <table:table-cell table:style-name="Tabelle2.A2" office:value-type="string">
            <text:p text:style-name="Table_20_Contents">magic</text:p>
          </table:table-cell>
          <table:table-cell table:style-name="Tabelle2.A2" office:value-type="string">
            <text:p text:style-name="Table_20_Contents">int</text:p>
          </table:table-cell>
          <table:table-cell table:style-name="Tabelle2.A2" office:value-type="string">
            <text:p text:style-name="Table_20_Contents">4</text:p>
          </table:table-cell>
          <table:table-cell table:style-name="Tabelle2.E2" office:value-type="string">
            <text:p text:style-name="Table_20_Contents">A magic code identifying MARY database files; the integer value 0x4d415259, corresponding to the ASCII text “MARY”.</text:p>
          </table:table-cell>
        </table:table-row>
        <table:table-row>
          <table:table-cell table:style-name="Tabelle2.A2" office:value-type="string">
            <text:p text:style-name="Table_20_Contents"/>
          </table:table-cell>
          <table:table-cell table:style-name="Tabelle2.A2" office:value-type="string">
            <text:p text:style-name="Table_20_Contents">version</text:p>
          </table:table-cell>
          <table:table-cell table:style-name="Tabelle2.A2" office:value-type="string">
            <text:p text:style-name="Table_20_Contents">int</text:p>
          </table:table-cell>
          <table:table-cell table:style-name="Tabelle2.A2" office:value-type="string">
            <text:p text:style-name="Table_20_Contents">4</text:p>
          </table:table-cell>
          <table:table-cell table:style-name="Tabelle2.E2" office:value-type="string">
            <text:p text:style-name="Table_20_Contents">A version number, as a quick way to check whether the database format is expected to be readable by a given code. For the current specification, this will be “1”.</text:p>
          </table:table-cell>
        </table:table-row>
        <table:table-row>
          <table:table-cell table:style-name="Tabelle2.A2" office:value-type="string">
            <text:p text:style-name="Table_20_Contents"/>
          </table:table-cell>
          <table:table-cell table:style-name="Tabelle2.A2" office:value-type="string">
            <text:p text:style-name="Table_20_Contents">fileType</text:p>
          </table:table-cell>
          <table:table-cell table:style-name="Tabelle2.A2" office:value-type="string">
            <text:p text:style-name="Table_20_Contents">int</text:p>
          </table:table-cell>
          <table:table-cell table:style-name="Tabelle2.A2" office:value-type="string">
            <text:p text:style-name="Table_20_Contents">4</text:p>
          </table:table-cell>
          <table:table-cell table:style-name="Tabelle2.E2" office:value-type="string">
            <text:p text:style-name="Table_20_Contents">a unique identifier identifying the type of file we are looking at. For Unit files, this is “2”.</text:p>
          </table:table-cell>
        </table:table-row>
        <table:table-row>
          <table:table-cell table:style-name="Tabelle2.A2" office:value-type="string">
            <text:p text:style-name="Table_20_Contents">Unit data</text:p>
          </table:table-cell>
          <table:table-cell table:style-name="Tabelle2.A2" office:value-type="string">
            <text:p text:style-name="Table_20_Contents">numberOfUnits</text:p>
          </table:table-cell>
          <table:table-cell table:style-name="Tabelle2.A2" office:value-type="string">
            <text:p text:style-name="Table_20_Contents">int</text:p>
          </table:table-cell>
          <table:table-cell table:style-name="Tabelle2.A2" office:value-type="string">
            <text:p text:style-name="Table_20_Contents">4</text:p>
          </table:table-cell>
          <table:table-cell table:style-name="Tabelle2.E2" office:value-type="string">
            <text:p text:style-name="Table_20_Contents"/>
          </table:table-cell>
        </table:table-row>
        <table:table-row>
          <table:table-cell table:style-name="Tabelle2.A2" office:value-type="string">
            <text:p text:style-name="Table_20_Contents"/>
          </table:table-cell>
          <table:table-cell table:style-name="Tabelle2.A2" office:value-type="string">
            <text:p text:style-name="Table_20_Contents">sampleRate</text:p>
          </table:table-cell>
          <table:table-cell table:style-name="Tabelle2.A2" office:value-type="string">
            <text:p text:style-name="Table_20_Contents">int</text:p>
          </table:table-cell>
          <table:table-cell table:style-name="Tabelle2.A2" office:value-type="string">
            <text:p text:style-name="Table_20_Contents">4</text:p>
          </table:table-cell>
          <table:table-cell table:style-name="Tabelle2.E2" office:value-type="string">
            <text:p text:style-name="Table_20_Contents">the sample rate of the original wave files, e.g. 16000 or 44100. Time codes of units are expressed in number of samples, but can be converted to seconds by division through this sample rate.</text:p>
          </table:table-cell>
        </table:table-row>
        <table:table-row>
          <table:table-cell table:style-name="Tabelle2.A2" office:value-type="string">
            <text:p text:style-name="Table_20_Contents">for each Unit</text:p>
          </table:table-cell>
          <table:table-cell table:number-columns-spanned="4">
            <table:table table:is-sub-table="true">
              <table:table-column table:style-name="Tabelle2.A"/>
              <table:table-column table:style-name="Tabelle2.C"/>
              <table:table-column table:style-name="Tabelle2.D"/>
              <table:table-column table:style-name="Tabelle2.E"/>
              <table:table-row>
                <table:table-cell table:style-name="Tabelle2.A2" office:value-type="string">
                  <text:p text:style-name="Table_20_Contents">startTime</text:p>
                </table:table-cell>
                <table:table-cell table:style-name="Tabelle2.A2" office:value-type="string">
                  <text:p text:style-name="Table_20_Contents">long</text:p>
                </table:table-cell>
                <table:table-cell table:style-name="Tabelle2.A2" office:value-type="string">
                  <text:p text:style-name="Table_20_Contents">8</text:p>
                </table:table-cell>
                <table:table-cell table:style-name="Tabelle2.E2" office:value-type="string">
                  <text:p text:style-name="Table_20_Contents">start position of this unit on the time line, in number of samples.</text:p>
                </table:table-cell>
              </table:table-row>
              <table:table-row>
                <table:table-cell table:style-name="Tabelle2.A2" office:value-type="string">
                  <text:p text:style-name="Table_20_Contents">duration</text:p>
                </table:table-cell>
                <table:table-cell table:style-name="Tabelle2.A2" office:value-type="string">
                  <text:p text:style-name="Table_20_Contents">int</text:p>
                </table:table-cell>
                <table:table-cell table:style-name="Tabelle2.A2" office:value-type="string">
                  <text:p text:style-name="Table_20_Contents">4</text:p>
                </table:table-cell>
                <table:table-cell table:style-name="Tabelle2.E2" office:value-type="string">
                  <text:p text:style-name="Table_20_Contents">duration of this unit on the time line, in number of samples</text:p>
                </table:table-cell>
              </table:table-row>
            </table:table>
          </table:table-cell>
          <table:covered-table-cell/>
          <table:covered-table-cell/>
          <table:covered-table-cell/>
        </table:table-row>
      </table:table>
      <text:h text:style-name="Heading_20_2" text:outline-level="2"/>
      <text:h text:style-name="P2" text:outline-level="2">Target cost feature file</text:h>
      <text:p text:style-name="Text_20_body"/>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header-rows>
          <table:table-row>
            <table:table-cell table:style-name="Tabelle3.A1" table:number-columns-spanned="2" office:value-type="string">
              <text:p text:style-name="Table_20_Heading">Section</text:p>
            </table:table-cell>
            <table:covered-table-cell/>
            <table:table-cell table:style-name="Tabelle3.A1" office:value-type="string">
              <text:p text:style-name="Table_20_Heading">Info</text:p>
            </table:table-cell>
            <table:table-cell table:style-name="Tabelle3.A1" office:value-type="string">
              <text:p text:style-name="Table_20_Heading">Type</text:p>
            </table:table-cell>
            <table:table-cell table:style-name="Tabelle3.A1" office:value-type="string">
              <text:p text:style-name="Table_20_Heading">Bytes</text:p>
            </table:table-cell>
            <table:table-cell table:style-name="Tabelle3.F1" office:value-type="string">
              <text:p text:style-name="Table_20_Heading">Comments</text:p>
            </table:table-cell>
          </table:table-row>
        </table:table-header-rows>
        <table:table-row>
          <table:table-cell table:style-name="Tabelle3.A2" table:number-columns-spanned="2" office:value-type="string">
            <text:p text:style-name="Table_20_Contents">Header</text:p>
          </table:table-cell>
          <table:covered-table-cell/>
          <table:table-cell table:style-name="Tabelle3.A2" office:value-type="string">
            <text:p text:style-name="Table_20_Contents">magic</text:p>
          </table:table-cell>
          <table:table-cell table:style-name="Tabelle3.A2" office:value-type="string">
            <text:p text:style-name="Table_20_Contents">int</text:p>
          </table:table-cell>
          <table:table-cell table:style-name="Tabelle3.A2" office:value-type="string">
            <text:p text:style-name="Table_20_Contents">4</text:p>
          </table:table-cell>
          <table:table-cell table:style-name="Tabelle3.F2" office:value-type="string">
            <text:p text:style-name="Table_20_Contents">A magic code identifying MARY database files; the integer value 0x4d415259, corresponding to the ASCII text “MARY”.</text:p>
          </table:table-cell>
        </table:table-row>
        <table:table-row>
          <table:table-cell table:style-name="Tabelle3.A2" table:number-columns-spanned="2" office:value-type="string">
            <text:p text:style-name="Table_20_Contents"/>
          </table:table-cell>
          <table:covered-table-cell/>
          <table:table-cell table:style-name="Tabelle3.A2" office:value-type="string">
            <text:p text:style-name="Table_20_Contents">version</text:p>
          </table:table-cell>
          <table:table-cell table:style-name="Tabelle3.A2" office:value-type="string">
            <text:p text:style-name="Table_20_Contents">int</text:p>
          </table:table-cell>
          <table:table-cell table:style-name="Tabelle3.A2" office:value-type="string">
            <text:p text:style-name="Table_20_Contents">4</text:p>
          </table:table-cell>
          <table:table-cell table:style-name="Tabelle3.F2" office:value-type="string">
            <text:p text:style-name="Table_20_Contents">A version number, as a quick way to check whether the database format is expected to be readable by a given code. For the current specification, this will be “1”.</text:p>
          </table:table-cell>
        </table:table-row>
        <table:table-row>
          <table:table-cell table:style-name="Tabelle3.A2" table:number-columns-spanned="2" office:value-type="string">
            <text:p text:style-name="Table_20_Contents"/>
          </table:table-cell>
          <table:covered-table-cell/>
          <table:table-cell table:style-name="Tabelle3.A2" office:value-type="string">
            <text:p text:style-name="Table_20_Contents">fileType</text:p>
          </table:table-cell>
          <table:table-cell table:style-name="Tabelle3.A2" office:value-type="string">
            <text:p text:style-name="Table_20_Contents">int</text:p>
          </table:table-cell>
          <table:table-cell table:style-name="Tabelle3.A2" office:value-type="string">
            <text:p text:style-name="Table_20_Contents">4</text:p>
          </table:table-cell>
          <table:table-cell table:style-name="Tabelle3.F2" office:value-type="string">
            <text:p text:style-name="Table_20_Contents">a unique identifier identifying the type of file we are looking at. For Target feature files, this is “3”.</text:p>
          </table:table-cell>
        </table:table-row>
        <table:table-row>
          <table:table-cell table:style-name="Tabelle3.A2" office:value-type="string">
            <text:p text:style-name="Table_20_Contents">Target cost feature specification</text:p>
          </table:table-cell>
          <table:table-cell table:number-columns-spanned="5">
            <table:table table:is-sub-table="true">
              <table:table-column table:style-name="Tabelle3.B5.1"/>
              <table:table-column table:style-name="Tabelle3.B5.2"/>
              <table:table-column table:style-name="Tabelle3.C"/>
              <table:table-column table:style-name="Tabelle3.D"/>
              <table:table-column table:style-name="Tabelle3.B5.5"/>
              <table:table-column table:style-name="Tabelle3.B5.6"/>
              <table:table-row>
                <table:table-cell table:style-name="Tabelle3.A2" table:number-columns-spanned="2" office:value-type="string">
                  <text:p text:style-name="Table_20_Contents"/>
                </table:table-cell>
                <table:covered-table-cell/>
                <table:table-cell table:style-name="Tabelle3.A2" office:value-type="string">
                  <text:p text:style-name="Table_20_Contents">numberOfByteValuedDiscreteFeatures</text:p>
                </table:table-cell>
                <table:table-cell table:style-name="Tabelle3.A2" office:value-type="string">
                  <text:p text:style-name="Table_20_Contents">int</text:p>
                </table:table-cell>
                <table:table-cell table:style-name="Tabelle3.A2" office:value-type="string">
                  <text:p text:style-name="Table_20_Contents">4</text:p>
                </table:table-cell>
                <table:table-cell table:style-name="Tabelle3.F2" office:value-type="string">
                  <text:p text:style-name="Table_20_Contents">the number of entries of this type; can be 0 This is useful for discrete features that have just a few different possible values. </text:p>
                </table:table-cell>
              </table:table-row>
              <table:table-row>
                <table:table-cell table:style-name="Tabelle3.A2" office:value-type="string">
                  <text:p text:style-name="Table_20_Contents">for each byte-valued discrete feature</text:p>
                </table:table-cell>
                <table:table-cell>
                  <table:table table:is-sub-table="true">
                    <table:table-column table:style-name="Tabelle3.B5.2"/>
                    <table:table-row table:style-name="Tabelle3.B5.2.2.1">
                      <table:table-cell table:style-name="Tabelle3.A2" office:value-type="string">
                        <text:p text:style-name="Table_20_Contents"/>
                      </table:table-cell>
                    </table:table-row>
                    <table:table-row>
                      <table:table-cell table:style-name="Tabelle3.A2" office:value-type="string">
                        <text:p text:style-name="P3">for each value</text:p>
                      </table:table-cell>
                    </table:table-row>
                  </table:table>
                </table:table-cell>
                <table:table-cell table:number-columns-spanned="4">
                  <table:table table:is-sub-table="true">
                    <table:table-column table:style-name="Tabelle3.C"/>
                    <table:table-column table:style-name="Tabelle3.D"/>
                    <table:table-column table:style-name="Tabelle3.B5.5"/>
                    <table:table-column table:style-name="Tabelle3.B5.6"/>
                    <table:table-row table:style-name="Tabelle3.B5.3.2.1">
                      <table:table-cell table:style-name="Tabelle3.A2" office:value-type="string">
                        <text:p text:style-name="Table_20_Contents">featureWeight</text:p>
                      </table:table-cell>
                      <table:table-cell table:style-name="Tabelle3.A2" office:value-type="string">
                        <text:p text:style-name="Table_20_Contents">float</text:p>
                      </table:table-cell>
                      <table:table-cell table:style-name="Tabelle3.A2" office:value-type="string">
                        <text:p text:style-name="Table_20_Contents">4</text:p>
                      </table:table-cell>
                      <table:table-cell table:style-name="Tabelle3.F2" office:value-type="string">
                        <text:p text:style-name="Table_20_Contents"/>
                      </table:table-cell>
                    </table:table-row>
                    <table:table-row>
                      <table:table-cell table:style-name="Tabelle3.A2" office:value-type="string">
                        <text:p text:style-name="Table_20_Contents">featureNameSize</text:p>
                      </table:table-cell>
                      <table:table-cell table:style-name="Tabelle3.A2" office:value-type="string">
                        <text:p text:style-name="Table_20_Contents">short</text:p>
                      </table:table-cell>
                      <table:table-cell table:style-name="Tabelle3.A2" office:value-type="string">
                        <text:p text:style-name="Table_20_Contents">2</text:p>
                      </table:table-cell>
                      <table:table-cell table:style-name="Tabelle3.F2" office:value-type="string">
                        <text:p text:style-name="Table_20_Contents"/>
                      </table:table-cell>
                    </table:table-row>
                    <table:table-row table:style-name="Tabelle3.B5.3.2.3">
                      <table:table-cell table:style-name="Tabelle3.A2" office:value-type="string">
                        <text:p text:style-name="Table_20_Contents">featureName</text:p>
                      </table:table-cell>
                      <table:table-cell table:style-name="Tabelle3.A2" office:value-type="string">
                        <text:p text:style-name="Table_20_Contents">byte[]</text:p>
                      </table:table-cell>
                      <table:table-cell table:style-name="Tabelle3.A2" office:value-type="string">
                        <text:p text:style-name="Table_20_Contents">featureNameSize</text:p>
                      </table:table-cell>
                      <table:table-cell table:style-name="Tabelle3.F2" office:value-type="string">
                        <text:p text:style-name="Table_20_Contents">a UTF-8 encoded String, representing the feature name, e.g. “R:SylStructure.parent.stress”</text:p>
                      </table:table-cell>
                    </table:table-row>
                    <table:table-row>
                      <table:table-cell table:style-name="Tabelle3.A2" office:value-type="string">
                        <text:p text:style-name="P3">numberOfValues</text:p>
                      </table:table-cell>
                      <table:table-cell table:style-name="Tabelle3.A2" office:value-type="string">
                        <text:p text:style-name="P3">byte</text:p>
                      </table:table-cell>
                      <table:table-cell table:style-name="Tabelle3.A2" office:value-type="string">
                        <text:p text:style-name="P3">1</text:p>
                      </table:table-cell>
                      <table:table-cell table:style-name="Tabelle3.F2" office:value-type="string">
                        <text:p text:style-name="P3">number of possible string values for this feature; must be &lt; 128.</text:p>
                      </table:table-cell>
                    </table:table-row>
                    <table:table-row>
                      <table:table-cell table:style-name="Tabelle3.A2" office:value-type="string">
                        <text:p text:style-name="P3">valueSize</text:p>
                      </table:table-cell>
                      <table:table-cell table:style-name="Tabelle3.A2" office:value-type="string">
                        <text:p text:style-name="P3">short</text:p>
                      </table:table-cell>
                      <table:table-cell table:style-name="Tabelle3.A2" office:value-type="string">
                        <text:p text:style-name="P3">2</text:p>
                      </table:table-cell>
                      <table:table-cell table:style-name="Tabelle3.F2" office:value-type="string">
                        <text:p text:style-name="P3"/>
                      </table:table-cell>
                    </table:table-row>
                    <table:table-row>
                      <table:table-cell table:style-name="Tabelle3.A2" office:value-type="string">
                        <text:p text:style-name="P3">value</text:p>
                      </table:table-cell>
                      <table:table-cell table:style-name="Tabelle3.A2" office:value-type="string">
                        <text:p text:style-name="P3">byte[]</text:p>
                      </table:table-cell>
                      <table:table-cell table:style-name="Tabelle3.A2" office:value-type="string">
                        <text:p text:style-name="P3">valueSize</text:p>
                      </table:table-cell>
                      <table:table-cell table:style-name="Tabelle3.F2" office:value-type="string">
                        <text:p text:style-name="P3">a UTF-8 encoded String, representing one possible value of the current feature. In feature data entries, values will be identified by their index position in this list.</text:p>
                      </table:table-cell>
                    </table:table-row>
                  </table:table>
                </table:table-cell>
                <table:covered-table-cell/>
                <table:covered-table-cell/>
                <table:covered-table-cell/>
              </table:table-row>
              <table:table-row>
                <table:table-cell table:style-name="Tabelle3.A2" table:number-columns-spanned="2" office:value-type="string">
                  <text:p text:style-name="Table_20_Contents"/>
                </table:table-cell>
                <table:covered-table-cell/>
                <table:table-cell table:style-name="Tabelle3.A2" office:value-type="string">
                  <text:p text:style-name="Table_20_Contents">numberOfShortValuedDiscreteFeatures</text:p>
                </table:table-cell>
                <table:table-cell table:style-name="Tabelle3.A2" office:value-type="string">
                  <text:p text:style-name="Table_20_Contents">int</text:p>
                </table:table-cell>
                <table:table-cell table:style-name="Tabelle3.A2" office:value-type="string">
                  <text:p text:style-name="Table_20_Contents">4</text:p>
                </table:table-cell>
                <table:table-cell table:style-name="Tabelle3.F2" office:value-type="string">
                  <text:p text:style-name="Table_20_Contents">the number of entries of this type; can be 0. This can be used for discrete features that have many different possible values.</text:p>
                </table:table-cell>
              </table:table-row>
              <table:table-row>
                <table:table-cell table:style-name="Tabelle3.A2" office:value-type="string">
                  <text:p text:style-name="Table_20_Contents">for each short-valued discrete feature</text:p>
                </table:table-cell>
                <table:table-cell>
                  <table:table table:is-sub-table="true">
                    <table:table-column table:style-name="Tabelle3.B5.2"/>
                    <table:table-row table:style-name="Tabelle3.B5.2.4.1">
                      <table:table-cell table:style-name="Tabelle3.A2" office:value-type="string">
                        <text:p text:style-name="Table_20_Contents"/>
                      </table:table-cell>
                    </table:table-row>
                    <table:table-row>
                      <table:table-cell table:style-name="Tabelle3.A2" office:value-type="string">
                        <text:p text:style-name="P3">for each value</text:p>
                      </table:table-cell>
                    </table:table-row>
                  </table:table>
                </table:table-cell>
                <table:table-cell table:number-columns-spanned="4">
                  <table:table table:is-sub-table="true">
                    <table:table-column table:style-name="Tabelle3.C"/>
                    <table:table-column table:style-name="Tabelle3.D"/>
                    <table:table-column table:style-name="Tabelle3.B5.5"/>
                    <table:table-column table:style-name="Tabelle3.B5.6"/>
                    <table:table-row>
                      <table:table-cell table:style-name="Tabelle3.A2" office:value-type="string">
                        <text:p text:style-name="Table_20_Contents">featureWeight</text:p>
                      </table:table-cell>
                      <table:table-cell table:style-name="Tabelle3.A2" office:value-type="string">
                        <text:p text:style-name="Table_20_Contents">float</text:p>
                      </table:table-cell>
                      <table:table-cell table:style-name="Tabelle3.A2" office:value-type="string">
                        <text:p text:style-name="Table_20_Contents">4</text:p>
                      </table:table-cell>
                      <table:table-cell table:style-name="Tabelle3.F2" office:value-type="string">
                        <text:p text:style-name="Table_20_Contents"/>
                      </table:table-cell>
                    </table:table-row>
                    <table:table-row>
                      <table:table-cell table:style-name="Tabelle3.A2" office:value-type="string">
                        <text:p text:style-name="Table_20_Contents">featureNameSize</text:p>
                      </table:table-cell>
                      <table:table-cell table:style-name="Tabelle3.A2" office:value-type="string">
                        <text:p text:style-name="Table_20_Contents">short</text:p>
                      </table:table-cell>
                      <table:table-cell table:style-name="Tabelle3.A2" office:value-type="string">
                        <text:p text:style-name="Table_20_Contents">2</text:p>
                      </table:table-cell>
                      <table:table-cell table:style-name="Tabelle3.F2" office:value-type="string">
                        <text:p text:style-name="Table_20_Contents"/>
                      </table:table-cell>
                    </table:table-row>
                    <table:table-row>
                      <table:table-cell table:style-name="Tabelle3.A2" office:value-type="string">
                        <text:p text:style-name="Table_20_Contents">featureName</text:p>
                      </table:table-cell>
                      <table:table-cell table:style-name="Tabelle3.A2" office:value-type="string">
                        <text:p text:style-name="Table_20_Contents">byte[]</text:p>
                      </table:table-cell>
                      <table:table-cell table:style-name="Tabelle3.A2" office:value-type="string">
                        <text:p text:style-name="Table_20_Contents">featureNameSize</text:p>
                      </table:table-cell>
                      <table:table-cell table:style-name="Tabelle3.F2" office:value-type="string">
                        <text:p text:style-name="Table_20_Contents">a UTF-8 encoded String, representing the feature name, e.g. “R:SylStructure.parent.stress”</text:p>
                      </table:table-cell>
                    </table:table-row>
                    <table:table-row>
                      <table:table-cell table:style-name="Tabelle3.A2" office:value-type="string">
                        <text:p text:style-name="P3">numberOfValues</text:p>
                      </table:table-cell>
                      <table:table-cell table:style-name="Tabelle3.A2" office:value-type="string">
                        <text:p text:style-name="P3">short</text:p>
                      </table:table-cell>
                      <table:table-cell table:style-name="Tabelle3.A2" office:value-type="string">
                        <text:p text:style-name="P3">2</text:p>
                      </table:table-cell>
                      <table:table-cell table:style-name="Tabelle3.F2" office:value-type="string">
                        <text:p text:style-name="P3">number of possible string values for this feature; must be &lt; 16384.</text:p>
                      </table:table-cell>
                    </table:table-row>
                    <table:table-row>
                      <table:table-cell table:style-name="Tabelle3.A2" office:value-type="string">
                        <text:p text:style-name="P3">valueSize</text:p>
                      </table:table-cell>
                      <table:table-cell table:style-name="Tabelle3.A2" office:value-type="string">
                        <text:p text:style-name="P3">short</text:p>
                      </table:table-cell>
                      <table:table-cell table:style-name="Tabelle3.A2" office:value-type="string">
                        <text:p text:style-name="P3">2</text:p>
                      </table:table-cell>
                      <table:table-cell table:style-name="Tabelle3.F2" office:value-type="string">
                        <text:p text:style-name="P3"/>
                      </table:table-cell>
                    </table:table-row>
                    <table:table-row>
                      <table:table-cell table:style-name="Tabelle3.A2" office:value-type="string">
                        <text:p text:style-name="P3">value</text:p>
                      </table:table-cell>
                      <table:table-cell table:style-name="Tabelle3.A2" office:value-type="string">
                        <text:p text:style-name="P3">byte[]</text:p>
                      </table:table-cell>
                      <table:table-cell table:style-name="Tabelle3.A2" office:value-type="string">
                        <text:p text:style-name="P3">valueSize</text:p>
                      </table:table-cell>
                      <table:table-cell table:style-name="Tabelle3.F2" office:value-type="string">
                        <text:p text:style-name="P3">a UTF-8 encoded String, representing one possible value of the current feature. In feature data entries, values will be identified by their index position in this list.</text:p>
                      </table:table-cell>
                    </table:table-row>
                  </table:table>
                </table:table-cell>
                <table:covered-table-cell/>
                <table:covered-table-cell/>
                <table:covered-table-cell/>
              </table:table-row>
              <table:table-row>
                <table:table-cell table:style-name="Tabelle3.A2" table:number-columns-spanned="2" office:value-type="string">
                  <text:p text:style-name="Table_20_Contents"/>
                </table:table-cell>
                <table:covered-table-cell/>
                <table:table-cell table:style-name="Tabelle3.A2" office:value-type="string">
                  <text:p text:style-name="Table_20_Contents">numberOfContinuousFeatures</text:p>
                </table:table-cell>
                <table:table-cell table:style-name="Tabelle3.A2" office:value-type="string">
                  <text:p text:style-name="Table_20_Contents">int</text:p>
                </table:table-cell>
                <table:table-cell table:style-name="Tabelle3.A2" office:value-type="string">
                  <text:p text:style-name="Table_20_Contents">4</text:p>
                </table:table-cell>
                <table:table-cell table:style-name="Tabelle3.F2" office:value-type="string">
                  <text:p text:style-name="Table_20_Contents">the number of entries of this type; can be 0. This can be used for continuous features, with a very high number of possible values.</text:p>
                </table:table-cell>
              </table:table-row>
              <table:table-row>
                <table:table-cell table:style-name="Tabelle3.A2" table:number-columns-spanned="2" office:value-type="string">
                  <text:p text:style-name="Table_20_Contents">for each continuous feature</text:p>
                </table:table-cell>
                <table:covered-table-cell/>
                <table:table-cell table:number-columns-spanned="4">
                  <table:table table:is-sub-table="true">
                    <table:table-column table:style-name="Tabelle3.C"/>
                    <table:table-column table:style-name="Tabelle3.D"/>
                    <table:table-column table:style-name="Tabelle3.B5.5"/>
                    <table:table-column table:style-name="Tabelle3.B5.6"/>
                    <table:table-row>
                      <table:table-cell table:style-name="Tabelle3.A2" office:value-type="string">
                        <text:p text:style-name="Table_20_Contents">featureWeight</text:p>
                      </table:table-cell>
                      <table:table-cell table:style-name="Tabelle3.A2" office:value-type="string">
                        <text:p text:style-name="Table_20_Contents">float</text:p>
                      </table:table-cell>
                      <table:table-cell table:style-name="Tabelle3.A2" office:value-type="string">
                        <text:p text:style-name="Table_20_Contents">4</text:p>
                      </table:table-cell>
                      <table:table-cell table:style-name="Tabelle3.F2" office:value-type="string">
                        <text:p text:style-name="Table_20_Contents"/>
                      </table:table-cell>
                    </table:table-row>
                    <table:table-row>
                      <table:table-cell table:style-name="Tabelle3.A2" office:value-type="string">
                        <text:p text:style-name="Table_20_Contents">weightingFunctionSize</text:p>
                      </table:table-cell>
                      <table:table-cell table:style-name="Tabelle3.A2" office:value-type="string">
                        <text:p text:style-name="Table_20_Contents">short</text:p>
                      </table:table-cell>
                      <table:table-cell table:style-name="Tabelle3.A2" office:value-type="string">
                        <text:p text:style-name="Table_20_Contents">2</text:p>
                      </table:table-cell>
                      <table:table-cell table:style-name="Tabelle3.F2" office:value-type="string">
                        <text:p text:style-name="Table_20_Contents">if 0, a linear weighting function is assumed; else, the following string specifies a weighting function to use</text:p>
                      </table:table-cell>
                    </table:table-row>
                    <table:table-row>
                      <table:table-cell table:style-name="Tabelle3.A2" office:value-type="string">
                        <text:p text:style-name="Table_20_Contents">weightingFunctionName</text:p>
                      </table:table-cell>
                      <table:table-cell table:style-name="Tabelle3.A2" office:value-type="string">
                        <text:p text:style-name="Table_20_Contents">byte[]</text:p>
                      </table:table-cell>
                      <table:table-cell table:style-name="Tabelle3.A2" office:value-type="string">
                        <text:p text:style-name="Table_20_Contents">weightingFunctionSize</text:p>
                      </table:table-cell>
                      <table:table-cell table:style-name="Tabelle3.F2" office:value-type="string">
                        <text:p text:style-name="Table_20_Contents">a UTF-8 encoded String, representing the name of <text:s/>the weighting function to use + optional arguments, e.g. “step 20%” would mean a step function costing 0 when the difference is less than 20%, and featureWeight when the difference is 20% or more.</text:p>
                      </table:table-cell>
                    </table:table-row>
                    <table:table-row>
                      <table:table-cell table:style-name="Tabelle3.A2" office:value-type="string">
                        <text:p text:style-name="Table_20_Contents">featureNameSize</text:p>
                      </table:table-cell>
                      <table:table-cell table:style-name="Tabelle3.A2" office:value-type="string">
                        <text:p text:style-name="Table_20_Contents">short</text:p>
                      </table:table-cell>
                      <table:table-cell table:style-name="Tabelle3.A2" office:value-type="string">
                        <text:p text:style-name="Table_20_Contents">2</text:p>
                      </table:table-cell>
                      <table:table-cell table:style-name="Tabelle3.F2" office:value-type="string">
                        <text:p text:style-name="Table_20_Contents"/>
                      </table:table-cell>
                    </table:table-row>
                    <table:table-row>
                      <table:table-cell table:style-name="Tabelle3.A2" office:value-type="string">
                        <text:p text:style-name="Table_20_Contents">featureName</text:p>
                      </table:table-cell>
                      <table:table-cell table:style-name="Tabelle3.A2" office:value-type="string">
                        <text:p text:style-name="Table_20_Contents">byte[]</text:p>
                      </table:table-cell>
                      <table:table-cell table:style-name="Tabelle3.A2" office:value-type="string">
                        <text:p text:style-name="Table_20_Contents">featureNameSize</text:p>
                      </table:table-cell>
                      <table:table-cell table:style-name="Tabelle3.F2" office:value-type="string">
                        <text:p text:style-name="Table_20_Contents">a UTF-8 encoded String, representing the feature name, e.g. “R:SylStructure.parent.stress”</text:p>
                      </table:table-cell>
                    </table:table-row>
                  </table:table>
                </table:table-cell>
                <table:covered-table-cell/>
                <table:covered-table-cell/>
                <table:covered-table-cell/>
              </table:table-row>
            </table:table>
          </table:table-cell>
          <table:covered-table-cell/>
          <table:covered-table-cell/>
          <table:covered-table-cell/>
          <table:covered-table-cell/>
        </table:table-row>
        <table:table-row>
          <table:table-cell table:style-name="Tabelle3.A2" table:number-columns-spanned="2" office:value-type="string">
            <text:p text:style-name="Table_20_Contents"/>
          </table:table-cell>
          <table:covered-table-cell/>
          <table:table-cell table:style-name="Tabelle3.A2" office:value-type="string">
            <text:p text:style-name="Table_20_Contents">numberOfUnits</text:p>
          </table:table-cell>
          <table:table-cell table:style-name="Tabelle3.A2" office:value-type="string">
            <text:p text:style-name="Table_20_Contents">int</text:p>
          </table:table-cell>
          <table:table-cell table:style-name="Tabelle3.A2" office:value-type="string">
            <text:p text:style-name="Table_20_Contents">4</text:p>
          </table:table-cell>
          <table:table-cell table:style-name="Tabelle3.F2" office:value-type="string">
            <text:p text:style-name="Table_20_Contents">number of rows in the upcoming array</text:p>
          </table:table-cell>
        </table:table-row>
        <table:table-row>
          <table:table-cell table:style-name="Tabelle3.A2" table:number-columns-spanned="2" office:value-type="string">
            <text:p text:style-name="Table_20_Contents">target cost feature values, one for each unit</text:p>
          </table:table-cell>
          <table:covered-table-cell/>
          <table:table-cell table:number-columns-spanned="4">
            <table:table table:is-sub-table="true">
              <table:table-column table:style-name="Tabelle3.C"/>
              <table:table-column table:style-name="Tabelle3.D"/>
              <table:table-column table:style-name="Tabelle3.B5.5"/>
              <table:table-column table:style-name="Tabelle3.B5.6"/>
              <table:table-row>
                <table:table-cell table:style-name="Tabelle3.A2" office:value-type="string">
                  <text:p text:style-name="Table_20_Contents">byte-valued discrete features</text:p>
                </table:table-cell>
                <table:table-cell table:style-name="Tabelle3.A2" office:value-type="string">
                  <text:p text:style-name="Table_20_Contents">byte[]</text:p>
                </table:table-cell>
                <table:table-cell table:style-name="Tabelle3.A2" office:value-type="string">
                  <text:p text:style-name="Table_20_Contents">numberOfByteValuedDiscreteFeatures</text:p>
                </table:table-cell>
                <table:table-cell table:style-name="Tabelle3.F2" office:value-type="string">
                  <text:p text:style-name="P3"/>
                </table:table-cell>
              </table:table-row>
              <table:table-row>
                <table:table-cell table:style-name="Tabelle3.A2" office:value-type="string">
                  <text:p text:style-name="Table_20_Contents">short-valued discrete features</text:p>
                </table:table-cell>
                <table:table-cell table:style-name="Tabelle3.A2" office:value-type="string">
                  <text:p text:style-name="Table_20_Contents">short[]</text:p>
                </table:table-cell>
                <table:table-cell table:style-name="Tabelle3.A2" office:value-type="string">
                  <text:p text:style-name="Table_20_Contents">2*numberOfShortValuedDiscreteFeatures</text:p>
                </table:table-cell>
                <table:table-cell table:style-name="Tabelle3.F2" office:value-type="string">
                  <text:p text:style-name="P3"/>
                </table:table-cell>
              </table:table-row>
              <table:table-row>
                <table:table-cell table:style-name="Tabelle3.A2" office:value-type="string">
                  <text:p text:style-name="Table_20_Contents">continuous features</text:p>
                </table:table-cell>
                <table:table-cell table:style-name="Tabelle3.A2" office:value-type="string">
                  <text:p text:style-name="Table_20_Contents">float[]</text:p>
                </table:table-cell>
                <table:table-cell table:style-name="Tabelle3.A2" office:value-type="string">
                  <text:p text:style-name="Table_20_Contents">4*numberOfContinuousFeatures</text:p>
                </table:table-cell>
                <table:table-cell table:style-name="Tabelle3.F2" office:value-type="string">
                  <text:p text:style-name="P3"/>
                </table:table-cell>
              </table:table-row>
            </table:table>
          </table:table-cell>
          <table:covered-table-cell/>
          <table:covered-table-cell/>
          <table:covered-table-cell/>
        </table:table-row>
      </table:table>
      <text:h text:style-name="P2" text:outline-level="2">Join cost feature file</text:h>
      <text:p text:style-name="Text_20_body"/>
      <table:table table:name="Tabelle5" table:style-name="Tabelle5">
        <table:table-column table:style-name="Tabelle5.A"/>
        <table:table-column table:style-name="Tabelle5.B"/>
        <table:table-column table:style-name="Tabelle5.C"/>
        <table:table-column table:style-name="Tabelle5.D"/>
        <table:table-column table:style-name="Tabelle5.E"/>
        <table:table-column table:style-name="Tabelle5.F"/>
        <table:table-header-rows>
          <table:table-row>
            <table:table-cell table:style-name="Tabelle5.A1" table:number-columns-spanned="2" office:value-type="string">
              <text:p text:style-name="Table_20_Heading">Section</text:p>
            </table:table-cell>
            <table:covered-table-cell/>
            <table:table-cell table:style-name="Tabelle5.A1" office:value-type="string">
              <text:p text:style-name="Table_20_Heading">Info</text:p>
            </table:table-cell>
            <table:table-cell table:style-name="Tabelle5.A1" office:value-type="string">
              <text:p text:style-name="Table_20_Heading">Type</text:p>
            </table:table-cell>
            <table:table-cell table:style-name="Tabelle5.A1" office:value-type="string">
              <text:p text:style-name="Table_20_Heading">Bytes</text:p>
            </table:table-cell>
            <table:table-cell table:style-name="Tabelle5.F1" office:value-type="string">
              <text:p text:style-name="Table_20_Heading">Comments</text:p>
            </table:table-cell>
          </table:table-row>
        </table:table-header-rows>
        <table:table-row>
          <table:table-cell table:style-name="Tabelle5.A2" table:number-columns-spanned="2" office:value-type="string">
            <text:p text:style-name="Table_20_Contents">Header</text:p>
          </table:table-cell>
          <table:covered-table-cell/>
          <table:table-cell table:style-name="Tabelle5.A2" office:value-type="string">
            <text:p text:style-name="Table_20_Contents">magic</text:p>
          </table:table-cell>
          <table:table-cell table:style-name="Tabelle5.A2" office:value-type="string">
            <text:p text:style-name="Table_20_Contents">int</text:p>
          </table:table-cell>
          <table:table-cell table:style-name="Tabelle5.A2" office:value-type="string">
            <text:p text:style-name="Table_20_Contents">4</text:p>
          </table:table-cell>
          <table:table-cell table:style-name="Tabelle5.F2" office:value-type="string">
            <text:p text:style-name="Table_20_Contents">A magic code identifying MARY database files; the integer value 0x4d415259, corresponding to the ASCII text “MARY”.</text:p>
          </table:table-cell>
        </table:table-row>
        <table:table-row>
          <table:table-cell table:style-name="Tabelle5.A2" table:number-columns-spanned="2" office:value-type="string">
            <text:p text:style-name="Table_20_Contents"/>
          </table:table-cell>
          <table:covered-table-cell/>
          <table:table-cell table:style-name="Tabelle5.A2" office:value-type="string">
            <text:p text:style-name="Table_20_Contents">version</text:p>
          </table:table-cell>
          <table:table-cell table:style-name="Tabelle5.A2" office:value-type="string">
            <text:p text:style-name="Table_20_Contents">int</text:p>
          </table:table-cell>
          <table:table-cell table:style-name="Tabelle5.A2" office:value-type="string">
            <text:p text:style-name="Table_20_Contents">4</text:p>
          </table:table-cell>
          <table:table-cell table:style-name="Tabelle5.F2" office:value-type="string">
            <text:p text:style-name="Table_20_Contents">A version number, as a quick way to check whether the database format is expected to be readable by a given code. For the current specification, this will be “1”.</text:p>
          </table:table-cell>
        </table:table-row>
        <table:table-row>
          <table:table-cell table:style-name="Tabelle5.A2" table:number-columns-spanned="2" office:value-type="string">
            <text:p text:style-name="Table_20_Contents"/>
          </table:table-cell>
          <table:covered-table-cell/>
          <table:table-cell table:style-name="Tabelle5.A2" office:value-type="string">
            <text:p text:style-name="Table_20_Contents">fileType</text:p>
          </table:table-cell>
          <table:table-cell table:style-name="Tabelle5.A2" office:value-type="string">
            <text:p text:style-name="Table_20_Contents">int</text:p>
          </table:table-cell>
          <table:table-cell table:style-name="Tabelle5.A2" office:value-type="string">
            <text:p text:style-name="Table_20_Contents">4</text:p>
          </table:table-cell>
          <table:table-cell table:style-name="Tabelle5.F2" office:value-type="string">
            <text:p text:style-name="Table_20_Contents">a unique identifier identifying the type of file we are looking at. For Join feature files, this is “4”.</text:p>
          </table:table-cell>
        </table:table-row>
        <table:table-row>
          <table:table-cell table:style-name="Tabelle5.A2" office:value-type="string">
            <text:p text:style-name="Table_20_Contents">Join cost feature specification</text:p>
          </table:table-cell>
          <table:table-cell table:number-columns-spanned="5">
            <table:table table:is-sub-table="true">
              <table:table-column table:style-name="Tabelle5.B"/>
              <table:table-column table:style-name="Tabelle5.C"/>
              <table:table-column table:style-name="Tabelle5.D"/>
              <table:table-column table:style-name="Tabelle5.E"/>
              <table:table-column table:style-name="Tabelle5.F"/>
              <table:table-row>
                <table:table-cell table:style-name="Tabelle5.A1" office:value-type="string">
                  <text:p text:style-name="Table_20_Contents"/>
                </table:table-cell>
                <table:table-cell table:style-name="Tabelle5.A1" office:value-type="string">
                  <text:p text:style-name="Table_20_Contents">numberOfFeatures</text:p>
                </table:table-cell>
                <table:table-cell table:style-name="Tabelle5.A1" office:value-type="string">
                  <text:p text:style-name="Table_20_Contents">int</text:p>
                </table:table-cell>
                <table:table-cell table:style-name="Tabelle5.A1" office:value-type="string">
                  <text:p text:style-name="Table_20_Contents">4</text:p>
                </table:table-cell>
                <table:table-cell table:style-name="Tabelle5.F1" office:value-type="string">
                  <text:p text:style-name="Table_20_Contents">the number of join cost features</text:p>
                </table:table-cell>
              </table:table-row>
              <table:table-row>
                <table:table-cell table:style-name="Tabelle5.A2" office:value-type="string">
                  <text:p text:style-name="Table_20_Contents">for each join cost feature</text:p>
                </table:table-cell>
                <table:table-cell table:number-columns-spanned="4">
                  <table:table table:is-sub-table="true">
                    <table:table-column table:style-name="Tabelle5.C"/>
                    <table:table-column table:style-name="Tabelle5.D"/>
                    <table:table-column table:style-name="Tabelle5.E"/>
                    <table:table-column table:style-name="Tabelle5.F"/>
                    <table:table-row>
                      <table:table-cell table:style-name="Tabelle5.A2" office:value-type="string">
                        <text:p text:style-name="Table_20_Contents">featureWeight</text:p>
                      </table:table-cell>
                      <table:table-cell table:style-name="Tabelle5.A2" office:value-type="string">
                        <text:p text:style-name="Table_20_Contents">float</text:p>
                      </table:table-cell>
                      <table:table-cell table:style-name="Tabelle5.A2" office:value-type="string">
                        <text:p text:style-name="Table_20_Contents">4</text:p>
                      </table:table-cell>
                      <table:table-cell table:style-name="Tabelle5.F2" office:value-type="string">
                        <text:p text:style-name="Table_20_Contents"/>
                      </table:table-cell>
                    </table:table-row>
                    <table:table-row>
                      <table:table-cell table:style-name="Tabelle5.A2" office:value-type="string">
                        <text:p text:style-name="Table_20_Contents">weightingFunctionSize</text:p>
                      </table:table-cell>
                      <table:table-cell table:style-name="Tabelle5.A2" office:value-type="string">
                        <text:p text:style-name="Table_20_Contents">short</text:p>
                      </table:table-cell>
                      <table:table-cell table:style-name="Tabelle5.A2" office:value-type="string">
                        <text:p text:style-name="Table_20_Contents">2</text:p>
                      </table:table-cell>
                      <table:table-cell table:style-name="Tabelle5.F2" office:value-type="string">
                        <text:p text:style-name="Table_20_Contents">if 0, a linear weighting function is assumed; else, the following string specifies a weighting function to use</text:p>
                      </table:table-cell>
                    </table:table-row>
                    <table:table-row>
                      <table:table-cell table:style-name="Tabelle5.A2" office:value-type="string">
                        <text:p text:style-name="Table_20_Contents">weightingFunctionName</text:p>
                      </table:table-cell>
                      <table:table-cell table:style-name="Tabelle5.A2" office:value-type="string">
                        <text:p text:style-name="Table_20_Contents">byte[]</text:p>
                      </table:table-cell>
                      <table:table-cell table:style-name="Tabelle5.A2" office:value-type="string">
                        <text:p text:style-name="Table_20_Contents">weightingFunctionSize</text:p>
                      </table:table-cell>
                      <table:table-cell table:style-name="Tabelle5.F2" office:value-type="string">
                        <text:p text:style-name="Table_20_Contents">a UTF-8 encoded String, representing the name of <text:s/>the weighting function to use + optional arguments, e.g. “step 20%” would mean a step function costing 0 when the difference is less than 20%, and featureWeight when the difference is 20% or more.</text:p>
                      </table:table-cell>
                    </table:table-row>
                  </table:table>
                </table:table-cell>
                <table:covered-table-cell/>
                <table:covered-table-cell/>
                <table:covered-table-cell/>
              </table:table-row>
            </table:table>
          </table:table-cell>
          <table:covered-table-cell/>
          <table:covered-table-cell/>
          <table:covered-table-cell/>
          <table:covered-table-cell/>
        </table:table-row>
        <table:table-row>
          <table:table-cell table:style-name="Tabelle5.A2" table:number-columns-spanned="2" office:value-type="string">
            <text:p text:style-name="Table_20_Contents"/>
          </table:table-cell>
          <table:covered-table-cell/>
          <table:table-cell table:style-name="Tabelle5.A1" office:value-type="string">
            <text:p text:style-name="Table_20_Contents">numberOfUnits</text:p>
          </table:table-cell>
          <table:table-cell table:style-name="Tabelle5.A1" office:value-type="string">
            <text:p text:style-name="Table_20_Contents">int</text:p>
          </table:table-cell>
          <table:table-cell table:style-name="Tabelle5.A1" office:value-type="string">
            <text:p text:style-name="Table_20_Contents">4</text:p>
          </table:table-cell>
          <table:table-cell table:style-name="Tabelle5.F1" office:value-type="string">
            <text:p text:style-name="Table_20_Contents">number of rows in the upcoming array</text:p>
          </table:table-cell>
        </table:table-row>
        <table:table-row>
          <table:table-cell table:style-name="Tabelle5.A2" table:number-columns-spanned="2" office:value-type="string">
            <text:p text:style-name="Table_20_Contents">join cost feature values, one for each unit</text:p>
          </table:table-cell>
          <table:covered-table-cell/>
          <table:table-cell table:number-columns-spanned="4">
            <table:table table:is-sub-table="true">
              <table:table-column table:style-name="Tabelle5.C"/>
              <table:table-column table:style-name="Tabelle5.D"/>
              <table:table-column table:style-name="Tabelle5.E"/>
              <table:table-column table:style-name="Tabelle5.F"/>
              <table:table-row>
                <table:table-cell table:style-name="Tabelle5.A2" office:value-type="string">
                  <text:p text:style-name="Table_20_Contents">left join cost features</text:p>
                </table:table-cell>
                <table:table-cell table:style-name="Tabelle5.A2" office:value-type="string">
                  <text:p text:style-name="Table_20_Contents">float[]</text:p>
                </table:table-cell>
                <table:table-cell table:style-name="Tabelle5.A2" office:value-type="string">
                  <text:p text:style-name="Table_20_Contents">4*numberOfFeatures</text:p>
                </table:table-cell>
                <table:table-cell table:style-name="Tabelle5.F2" office:value-type="string">
                  <text:p text:style-name="Table_20_Contents"/>
                </table:table-cell>
              </table:table-row>
              <table:table-row>
                <table:table-cell table:style-name="Tabelle5.A2" office:value-type="string">
                  <text:p text:style-name="Table_20_Contents">right join cost features</text:p>
                </table:table-cell>
                <table:table-cell table:style-name="Tabelle5.A2" office:value-type="string">
                  <text:p text:style-name="Table_20_Contents">float[]</text:p>
                </table:table-cell>
                <table:table-cell table:style-name="Tabelle5.A2" office:value-type="string">
                  <text:p text:style-name="Table_20_Contents">4*numberOfFeatures</text:p>
                </table:table-cell>
                <table:table-cell table:style-name="Tabelle5.F2" office:value-type="string">
                  <text:p text:style-name="Table_20_Contents"/>
                </table:table-cell>
              </table:table-row>
            </table:table>
          </table:table-cell>
          <table:covered-table-cell/>
          <table:covered-table-cell/>
          <table:covered-table-cell/>
        </table:table-row>
      </table:table>
      <text:p text:style-name="Standard"/>
      <text:h text:style-name="P2" text:outline-level="2">Precomputed <text:s/>Join Cost file</text:h>
      <text:p text:style-name="Text_20_body">This file provides a fast run-time access to join costs at diphone boundaries. Use in the run-time system is optional, but can increase run-time performance enormously (I hope).</text:p>
      <text:p text:style-name="Text_20_body">For space reasons, the list of pre-computed joins is very sparsely filled; including all possible joins would make the file size explode. Joins are possible only between the left and right half-phone of the same phoneme; joins with costs above some threshold are considered impossible and are not listed.</text:p>
      <text:p text:style-name="Standard">That means, combinations of left and right halfphone units not occurring in this list are taken to be unjoinable.</text:p>
      <text:p text:style-name="Standard"/>
      <text:p text:style-name="Standard">This file will not be useful when diphones are missing and we need to fall back to half phones; in these rare events, we will still need to compute the join costs online; that means, we will still need a join cost feature file.</text:p>
      <text:p text:style-name="Standard"/>
      <table:table table:name="Tabelle6" table:style-name="Tabelle6">
        <table:table-column table:style-name="Tabelle6.A" table:number-columns-repeated="2"/>
        <table:table-column table:style-name="Tabelle6.C"/>
        <table:table-column table:style-name="Tabelle6.D"/>
        <table:table-column table:style-name="Tabelle6.E"/>
        <table:table-column table:style-name="Tabelle6.F"/>
        <table:table-header-rows>
          <table:table-row>
            <table:table-cell table:style-name="Tabelle6.A1" table:number-columns-spanned="2" office:value-type="string">
              <text:p text:style-name="Table_20_Heading">Section</text:p>
            </table:table-cell>
            <table:covered-table-cell/>
            <table:table-cell table:style-name="Tabelle6.A1" office:value-type="string">
              <text:p text:style-name="Table_20_Heading">Info</text:p>
            </table:table-cell>
            <table:table-cell table:style-name="Tabelle6.A1" office:value-type="string">
              <text:p text:style-name="Table_20_Heading">Type</text:p>
            </table:table-cell>
            <table:table-cell table:style-name="Tabelle6.A1" office:value-type="string">
              <text:p text:style-name="Table_20_Heading">Bytes</text:p>
            </table:table-cell>
            <table:table-cell table:style-name="Tabelle6.F1" office:value-type="string">
              <text:p text:style-name="Table_20_Heading">Comments</text:p>
            </table:table-cell>
          </table:table-row>
        </table:table-header-rows>
        <table:table-row>
          <table:table-cell table:style-name="Tabelle6.A2" table:number-columns-spanned="2" office:value-type="string">
            <text:p text:style-name="Table_20_Contents">Header</text:p>
          </table:table-cell>
          <table:covered-table-cell/>
          <table:table-cell table:style-name="Tabelle6.A2" office:value-type="string">
            <text:p text:style-name="Table_20_Contents">magic</text:p>
          </table:table-cell>
          <table:table-cell table:style-name="Tabelle6.A2" office:value-type="string">
            <text:p text:style-name="Table_20_Contents">int</text:p>
          </table:table-cell>
          <table:table-cell table:style-name="Tabelle6.A2" office:value-type="string">
            <text:p text:style-name="Table_20_Contents">4</text:p>
          </table:table-cell>
          <table:table-cell table:style-name="Tabelle6.F2" office:value-type="string">
            <text:p text:style-name="Table_20_Contents">A magic code identifying MARY database files; the integer value 0x4d415259, corresponding to the ASCII text “MARY”.</text:p>
          </table:table-cell>
        </table:table-row>
        <table:table-row>
          <table:table-cell table:style-name="Tabelle6.A2" table:number-columns-spanned="2" office:value-type="string">
            <text:p text:style-name="Table_20_Contents"/>
          </table:table-cell>
          <table:covered-table-cell/>
          <table:table-cell table:style-name="Tabelle6.A2" office:value-type="string">
            <text:p text:style-name="Table_20_Contents">version</text:p>
          </table:table-cell>
          <table:table-cell table:style-name="Tabelle6.A2" office:value-type="string">
            <text:p text:style-name="Table_20_Contents">int</text:p>
          </table:table-cell>
          <table:table-cell table:style-name="Tabelle6.A2" office:value-type="string">
            <text:p text:style-name="Table_20_Contents">4</text:p>
          </table:table-cell>
          <table:table-cell table:style-name="Tabelle6.F2" office:value-type="string">
            <text:p text:style-name="Table_20_Contents">A version number, as a quick way to check whether the database format is expected to be readable by a given code. For the current specification, this will be “1”.</text:p>
          </table:table-cell>
        </table:table-row>
        <table:table-row>
          <table:table-cell table:style-name="Tabelle6.A2" table:number-columns-spanned="2" office:value-type="string">
            <text:p text:style-name="Table_20_Contents"/>
          </table:table-cell>
          <table:covered-table-cell/>
          <table:table-cell table:style-name="Tabelle6.A2" office:value-type="string">
            <text:p text:style-name="Table_20_Contents">fileType</text:p>
          </table:table-cell>
          <table:table-cell table:style-name="Tabelle6.A2" office:value-type="string">
            <text:p text:style-name="Table_20_Contents">int</text:p>
          </table:table-cell>
          <table:table-cell table:style-name="Tabelle6.A2" office:value-type="string">
            <text:p text:style-name="Table_20_Contents">4</text:p>
          </table:table-cell>
          <table:table-cell table:style-name="Tabelle6.F2" office:value-type="string">
            <text:p text:style-name="Table_20_Contents">a unique identifier identifying the type of file we are looking at. For precomputed Join cost files, this is “450”.</text:p>
          </table:table-cell>
        </table:table-row>
        <table:table-row table:style-name="Tabelle6.5">
          <table:table-cell table:style-name="Tabelle6.A2" office:value-type="string">
            <text:p text:style-name="Table_20_Contents">join cost section, one for each left unit</text:p>
          </table:table-cell>
          <table:table-cell>
            <table:table table:is-sub-table="true">
              <table:table-column table:style-name="Tabelle6.A"/>
              <table:table-row table:style-name="Tabelle6.B5.1">
                <table:table-cell table:style-name="Tabelle6.A2" office:value-type="string">
                  <text:p text:style-name="Table_20_Contents"/>
                </table:table-cell>
              </table:table-row>
              <table:table-row table:style-name="Tabelle6.B5.2">
                <table:table-cell table:style-name="Tabelle6.A2" office:value-type="string">
                  <text:p text:style-name="Table_20_Contents">join cost, one for each right unit</text:p>
                </table:table-cell>
              </table:table-row>
            </table:table>
          </table:table-cell>
          <table:table-cell table:number-columns-spanned="4">
            <table:table table:is-sub-table="true">
              <table:table-column table:style-name="Tabelle6.C"/>
              <table:table-column table:style-name="Tabelle6.D"/>
              <table:table-column table:style-name="Tabelle6.E"/>
              <table:table-column table:style-name="Tabelle6.F"/>
              <table:table-row table:style-name="Tabelle6.C5.1">
                <table:table-cell table:style-name="Tabelle6.A1" office:value-type="string">
                  <text:p text:style-name="Table_20_Contents">number of right units</text:p>
                </table:table-cell>
                <table:table-cell table:style-name="Tabelle6.A1" office:value-type="string">
                  <text:p text:style-name="Table_20_Contents">int</text:p>
                </table:table-cell>
                <table:table-cell table:style-name="Tabelle6.A1" office:value-type="string">
                  <text:p text:style-name="Table_20_Contents">4</text:p>
                </table:table-cell>
                <table:table-cell table:style-name="Tabelle6.F1" office:value-type="string">
                  <text:p text:style-name="Table_20_Contents"/>
                </table:table-cell>
              </table:table-row>
              <table:table-row table:style-name="Tabelle6.C5.2">
                <table:table-cell table:style-name="Tabelle6.A2" office:value-type="string">
                  <text:p text:style-name="Table_20_Contents">right unit index</text:p>
                </table:table-cell>
                <table:table-cell table:style-name="Tabelle6.A2" office:value-type="string">
                  <text:p text:style-name="Table_20_Contents">int</text:p>
                </table:table-cell>
                <table:table-cell table:style-name="Tabelle6.A2" office:value-type="string">
                  <text:p text:style-name="Table_20_Contents">4</text:p>
                </table:table-cell>
                <table:table-cell table:style-name="Tabelle6.F2" office:value-type="string">
                  <text:p text:style-name="Table_20_Contents"/>
                </table:table-cell>
              </table:table-row>
              <table:table-row table:style-name="Tabelle6.C5.3">
                <table:table-cell table:style-name="Tabelle6.A2" office:value-type="string">
                  <text:p text:style-name="Table_20_Contents">cost of joining the left and right units</text:p>
                </table:table-cell>
                <table:table-cell table:style-name="Tabelle6.A2" office:value-type="string">
                  <text:p text:style-name="Table_20_Contents">float</text:p>
                </table:table-cell>
                <table:table-cell table:style-name="Tabelle6.A2" office:value-type="string">
                  <text:p text:style-name="Table_20_Contents">4</text:p>
                </table:table-cell>
                <table:table-cell table:style-name="Tabelle6.F2" office:value-type="string">
                  <text:p text:style-name="Table_20_Contents"/>
                </table:table-cell>
              </table:table-row>
            </table:table>
          </table:table-cell>
          <table:covered-table-cell/>
          <table:covered-table-cell/>
          <table:covered-table-cell/>
        </table:table-row>
      </table:table>
      <text:p text:style-name="Standard"/>
      <text:p text:style-name="Standard"/>
      <text:h text:style-name="P2" text:outline-level="2">Time line files</text:h>
      <text:p text:style-name="Text_20_body"/>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header-rows>
          <table:table-row>
            <table:table-cell table:style-name="Table2.A1" table:number-columns-spanned="2" office:value-type="string">
              <text:p text:style-name="Table_20_Heading">Section</text:p>
            </table:table-cell>
            <table:covered-table-cell/>
            <table:table-cell table:style-name="Table2.A1" office:value-type="string">
              <text:p text:style-name="Table_20_Heading">Info</text:p>
            </table:table-cell>
            <table:table-cell table:style-name="Table2.A1" office:value-type="string">
              <text:p text:style-name="Table_20_Heading">Type</text:p>
            </table:table-cell>
            <table:table-cell table:style-name="Table2.A1" office:value-type="string">
              <text:p text:style-name="Table_20_Heading">Bytes</text:p>
            </table:table-cell>
            <table:table-cell table:style-name="Table2.F1" office:value-type="string">
              <text:p text:style-name="Table_20_Heading">Comments</text:p>
            </table:table-cell>
          </table:table-row>
        </table:table-header-rows>
        <table:table-row>
          <table:table-cell table:style-name="Table2.A2" table:number-columns-spanned="2" office:value-type="string">
            <text:p text:style-name="Table_20_Contents">Mary Header</text:p>
          </table:table-cell>
          <table:covered-table-cell/>
          <table:table-cell table:number-columns-spanned="4">
            <table:table table:is-sub-table="true">
              <table:table-column table:style-name="Table2.C"/>
              <table:table-column table:style-name="Table2.D"/>
              <table:table-column table:style-name="Table2.E"/>
              <table:table-column table:style-name="Table2.F"/>
              <table:table-row>
                <table:table-cell table:style-name="Table2.A2" office:value-type="string">
                  <text:p text:style-name="Table_20_Contents">magic</text:p>
                </table:table-cell>
                <table:table-cell table:style-name="Table2.A2" office:value-type="string">
                  <text:p text:style-name="Table_20_Contents">int</text:p>
                </table:table-cell>
                <table:table-cell table:style-name="Table2.A2" office:value-type="string">
                  <text:p text:style-name="P4">4</text:p>
                </table:table-cell>
                <table:table-cell table:style-name="Table2.C2.4.1" office:value-type="string">
                  <text:p text:style-name="Table_20_Contents">A magic code identifying MARY database files; the integer value 0x4d415259, corresponding to the ASCII text “MARY”.</text:p>
                </table:table-cell>
              </table:table-row>
              <table:table-row>
                <table:table-cell table:style-name="Table2.A2" office:value-type="string">
                  <text:p text:style-name="Table_20_Contents">version</text:p>
                </table:table-cell>
                <table:table-cell table:style-name="Table2.A2" office:value-type="string">
                  <text:p text:style-name="Table_20_Contents">int</text:p>
                </table:table-cell>
                <table:table-cell table:style-name="Table2.A2" office:value-type="string">
                  <text:p text:style-name="P4">4</text:p>
                </table:table-cell>
                <table:table-cell table:style-name="Table2.C2.4.1" office:value-type="string">
                  <text:p text:style-name="Table_20_Contents">A version number, as a quick way to check whether the database format is expected to be readable by a given code. For the current specification, this will be “1”.</text:p>
                </table:table-cell>
              </table:table-row>
              <table:table-row>
                <table:table-cell table:style-name="Table2.A2" office:value-type="string">
                  <text:p text:style-name="Table_20_Contents">fileType</text:p>
                </table:table-cell>
                <table:table-cell table:style-name="Table2.A2" office:value-type="string">
                  <text:p text:style-name="Table_20_Contents">int</text:p>
                </table:table-cell>
                <table:table-cell table:style-name="Table2.A2" office:value-type="string">
                  <text:p text:style-name="P4">4</text:p>
                </table:table-cell>
                <table:table-cell table:style-name="Table2.C2.4.1" office:value-type="string">
                  <text:p text:style-name="Table_20_Contents">a unique identifier identifying the type of file we are looking at. For Time line files, this is “5”.</text:p>
                </table:table-cell>
              </table:table-row>
            </table:table>
          </table:table-cell>
          <table:covered-table-cell/>
          <table:covered-table-cell/>
          <table:covered-table-cell/>
        </table:table-row>
        <table:table-row>
          <table:table-cell table:style-name="Table2.A2" table:number-columns-spanned="2" office:value-type="string">
            <text:p text:style-name="Table_20_Contents">Processing parameters</text:p>
          </table:table-cell>
          <table:covered-table-cell/>
          <table:table-cell table:number-columns-spanned="4">
            <table:table table:is-sub-table="true">
              <table:table-column table:style-name="Table2.C"/>
              <table:table-column table:style-name="Table2.D"/>
              <table:table-column table:style-name="Table2.E"/>
              <table:table-column table:style-name="Table2.F"/>
              <table:table-row>
                <table:table-cell table:style-name="Table2.A2" office:value-type="string">
                  <text:p text:style-name="Table_20_Contents">procHeaderSize</text:p>
                </table:table-cell>
                <table:table-cell table:style-name="Table2.A2" office:value-type="string">
                  <text:p text:style-name="Table_20_Contents">short</text:p>
                </table:table-cell>
                <table:table-cell table:style-name="Table2.A2" office:value-type="string">
                  <text:p text:style-name="P4">2</text:p>
                </table:table-cell>
                <table:table-cell table:style-name="Table2.C2.4.1" office:value-type="string">
                  <text:p text:style-name="Table_20_Contents">the size of the upcoming byte field [in bytes]</text:p>
                </table:table-cell>
              </table:table-row>
              <table:table-row>
                <table:table-cell table:style-name="Table2.A2" office:value-type="string">
                  <text:p text:style-name="Table_20_Contents">procHeader</text:p>
                </table:table-cell>
                <table:table-cell table:style-name="Table2.A2" office:value-type="string">
                  <text:p text:style-name="Table_20_Contents">byte[]</text:p>
                </table:table-cell>
                <table:table-cell table:style-name="Table2.A2" office:value-type="string">
                  <text:p text:style-name="P4">procHeaderSize</text:p>
                </table:table-cell>
                <table:table-cell table:style-name="Table2.C2.4.1" office:value-type="string">
                  <text:p text:style-name="Table_20_Contents">a field of UTF-8 encoded characters <text:s/>indicating the nature of the timeline contents, including relevant processing parameters (such as FFT sizes, pre-emphasis coefficient etc.)</text:p>
                </table:table-cell>
              </table:table-row>
            </table:table>
          </table:table-cell>
          <table:covered-table-cell/>
          <table:covered-table-cell/>
          <table:covered-table-cell/>
        </table:table-row>
        <table:table-row>
          <table:table-cell table:style-name="Table2.A4" table:number-columns-spanned="2" office:value-type="string">
            <text:p text:style-name="Table_20_Contents">Data header</text:p>
          </table:table-cell>
          <table:covered-table-cell/>
          <table:table-cell table:number-columns-spanned="4">
            <table:table table:is-sub-table="true">
              <table:table-column table:style-name="Table2.C"/>
              <table:table-column table:style-name="Table2.D"/>
              <table:table-column table:style-name="Table2.E"/>
              <table:table-column table:style-name="Table2.F"/>
              <table:table-row>
                <table:table-cell table:style-name="Table2.A2" office:value-type="string">
                  <text:p text:style-name="Table_20_Contents">sampleRate</text:p>
                </table:table-cell>
                <table:table-cell table:style-name="Table2.A2" office:value-type="string">
                  <text:p text:style-name="Table_20_Contents">int</text:p>
                </table:table-cell>
                <table:table-cell table:style-name="Table2.A2" office:value-type="string">
                  <text:p text:style-name="P4">4</text:p>
                </table:table-cell>
                <table:table-cell table:style-name="Table2.C2.4.1" office:value-type="string">
                  <text:p text:style-name="P5">the reference sampling rate to convert samples in seconds</text:p>
                </table:table-cell>
              </table:table-row>
              <table:table-row>
                <table:table-cell table:style-name="Table2.A2" office:value-type="string">
                  <text:p text:style-name="Table_20_Contents">numDatagrams</text:p>
                </table:table-cell>
                <table:table-cell table:style-name="Table2.A2" office:value-type="string">
                  <text:p text:style-name="Table_20_Contents">long</text:p>
                </table:table-cell>
                <table:table-cell table:style-name="Table2.A2" office:value-type="string">
                  <text:p text:style-name="P4">8</text:p>
                </table:table-cell>
                <table:table-cell table:style-name="Table2.C2.4.1" office:value-type="string">
                  <text:p text:style-name="P5">the number of datagrams in the file</text:p>
                </table:table-cell>
              </table:table-row>
              <table:table-row>
                <table:table-cell table:style-name="Table2.A2" office:value-type="string">
                  <text:p text:style-name="Table_20_Contents">datagramsBytePos</text:p>
                </table:table-cell>
                <table:table-cell table:style-name="Table2.A2" office:value-type="string">
                  <text:p text:style-name="Table_20_Contents">long</text:p>
                </table:table-cell>
                <table:table-cell table:style-name="Table2.A2" office:value-type="string">
                  <text:p text:style-name="P4">8</text:p>
                </table:table-cell>
                <table:table-cell table:style-name="Table2.C2.4.1" office:value-type="string">
                  <text:p text:style-name="P5">the position of the datagrams zone in the file, in bytes</text:p>
                </table:table-cell>
              </table:table-row>
              <table:table-row>
                <table:table-cell table:style-name="Table2.A4" office:value-type="string">
                  <text:p text:style-name="Table_20_Contents">timeIdxBytePos</text:p>
                </table:table-cell>
                <table:table-cell table:style-name="Table2.A4" office:value-type="string">
                  <text:p text:style-name="Table_20_Contents">long</text:p>
                </table:table-cell>
                <table:table-cell table:style-name="Table2.A4" office:value-type="string">
                  <text:p text:style-name="P4">8</text:p>
                </table:table-cell>
                <table:table-cell table:style-name="Table2.C4.4.4" office:value-type="string">
                  <text:p text:style-name="P5">the position of the time index in the file, in bytes</text:p>
                </table:table-cell>
              </table:table-row>
            </table:table>
          </table:table-cell>
          <table:covered-table-cell/>
          <table:covered-table-cell/>
          <table:covered-table-cell/>
        </table:table-row>
        <table:table-row>
          <table:table-cell table:style-name="Table2.A4" office:value-type="string">
            <text:p text:style-name="Table_20_Contents">Datagrams zone</text:p>
          </table:table-cell>
          <table:table-cell table:style-name="Table2.A4" office:value-type="string">
            <text:p text:style-name="Table_20_Contents">For each datagram</text:p>
          </table:table-cell>
          <table:table-cell table:number-columns-spanned="4">
            <table:table table:is-sub-table="true">
              <table:table-column table:style-name="Table2.C"/>
              <table:table-column table:style-name="Table2.D"/>
              <table:table-column table:style-name="Table2.E"/>
              <table:table-column table:style-name="Table2.F"/>
              <table:table-row>
                <table:table-cell table:style-name="Table2.A1" office:value-type="string">
                  <text:p text:style-name="Table_20_Contents">duration</text:p>
                </table:table-cell>
                <table:table-cell table:style-name="Table2.A1" office:value-type="string">
                  <text:p text:style-name="Table_20_Contents">long</text:p>
                </table:table-cell>
                <table:table-cell table:style-name="Table2.A1" office:value-type="string">
                  <text:p text:style-name="P4">8</text:p>
                </table:table-cell>
                <table:table-cell table:style-name="Table2.F1" office:value-type="string">
                  <text:p text:style-name="P6">the datagram duration [in samples]</text:p>
                </table:table-cell>
              </table:table-row>
              <table:table-row>
                <table:table-cell table:style-name="Table2.A2" office:value-type="string">
                  <text:p text:style-name="Table_20_Contents">datagramSize</text:p>
                </table:table-cell>
                <table:table-cell table:style-name="Table2.A2" office:value-type="string">
                  <text:p text:style-name="Table_20_Contents">int</text:p>
                </table:table-cell>
                <table:table-cell table:style-name="Table2.A2" office:value-type="string">
                  <text:p text:style-name="P4">4</text:p>
                </table:table-cell>
                <table:table-cell table:style-name="Table2.C2.4.1" office:value-type="string">
                  <text:p text:style-name="P6">the datagram size [in bytes]</text:p>
                </table:table-cell>
              </table:table-row>
              <table:table-row>
                <table:table-cell table:style-name="Table2.A4" office:value-type="string">
                  <text:p text:style-name="Table_20_Contents">data</text:p>
                </table:table-cell>
                <table:table-cell table:style-name="Table2.A4" office:value-type="string">
                  <text:p text:style-name="Table_20_Contents">byte[]</text:p>
                </table:table-cell>
                <table:table-cell table:style-name="Table2.A4" office:value-type="string">
                  <text:p text:style-name="P4">datagramSize</text:p>
                </table:table-cell>
                <table:table-cell table:style-name="Table2.C4.4.4" office:value-type="string">
                  <text:p text:style-name="P6">the data for this datagram</text:p>
                </table:table-cell>
              </table:table-row>
            </table:table>
          </table:table-cell>
          <table:covered-table-cell/>
          <table:covered-table-cell/>
          <table:covered-table-cell/>
        </table:table-row>
        <table:table-row>
          <table:table-cell table:style-name="Table2.A2" office:value-type="string">
            <text:p text:style-name="Table_20_Contents">Index</text:p>
          </table:table-cell>
          <table:table-cell table:number-columns-spanned="5">
            <table:table table:is-sub-table="true">
              <table:table-column table:style-name="Table2.B6.1"/>
              <table:table-column table:style-name="Table2.B6.2"/>
              <table:table-column table:style-name="Table2.B6.3"/>
              <table:table-column table:style-name="Table2.B6.4"/>
              <table:table-column table:style-name="Table2.B6.5"/>
              <table:table-row>
                <table:table-cell table:style-name="Table2.A2" office:value-type="string">
                  <text:p text:style-name="Table_20_Contents"/>
                </table:table-cell>
                <table:table-cell table:style-name="Table2.A2" office:value-type="string">
                  <text:p text:style-name="Table_20_Contents">numIdx</text:p>
                </table:table-cell>
                <table:table-cell table:style-name="Table2.A2" office:value-type="string">
                  <text:p text:style-name="Table_20_Contents">int</text:p>
                </table:table-cell>
                <table:table-cell table:style-name="Table2.A2" office:value-type="string">
                  <text:p text:style-name="P4">4</text:p>
                </table:table-cell>
                <table:table-cell table:style-name="Table2.C2.4.1" office:value-type="string">
                  <text:p text:style-name="P6">the number of index fields</text:p>
                </table:table-cell>
              </table:table-row>
              <table:table-row>
                <table:table-cell table:style-name="Table2.A2" office:value-type="string">
                  <text:p text:style-name="Table_20_Contents"/>
                </table:table-cell>
                <table:table-cell table:style-name="Table2.A2" office:value-type="string">
                  <text:p text:style-name="Table_20_Contents">idxInterval</text:p>
                </table:table-cell>
                <table:table-cell table:style-name="Table2.A2" office:value-type="string">
                  <text:p text:style-name="Table_20_Contents">int</text:p>
                </table:table-cell>
                <table:table-cell table:style-name="Table2.A2" office:value-type="string">
                  <text:p text:style-name="P4">4</text:p>
                </table:table-cell>
                <table:table-cell table:style-name="Table2.C2.4.1" office:value-type="string">
                  <text:p text:style-name="P6">the interval between index fields [in samples]</text:p>
                </table:table-cell>
              </table:table-row>
              <table:table-row>
                <table:table-cell table:style-name="Table2.A2" office:value-type="string">
                  <text:p text:style-name="Table_20_Contents">For each index field</text:p>
                </table:table-cell>
                <table:table-cell table:number-columns-spanned="4">
                  <table:table table:is-sub-table="true">
                    <table:table-column table:style-name="Table2.B6.2"/>
                    <table:table-column table:style-name="Table2.B6.3"/>
                    <table:table-column table:style-name="Table2.B6.4"/>
                    <table:table-column table:style-name="Table2.B6.5"/>
                    <table:table-row>
                      <table:table-cell table:style-name="Table2.A2" office:value-type="string">
                        <text:p text:style-name="Table_20_Contents">bytePtr</text:p>
                      </table:table-cell>
                      <table:table-cell table:style-name="Table2.A2" office:value-type="string">
                        <text:p text:style-name="Table_20_Contents">long</text:p>
                      </table:table-cell>
                      <table:table-cell table:style-name="Table2.A2" office:value-type="string">
                        <text:p text:style-name="P4">8</text:p>
                      </table:table-cell>
                      <table:table-cell table:style-name="Table2.C2.4.1" office:value-type="string">
                        <text:p text:style-name="P6">the position [in bytes, from beginning of file] of the datagram coming on or just before the current index field</text:p>
                      </table:table-cell>
                    </table:table-row>
                    <table:table-row>
                      <table:table-cell table:style-name="Table2.A2" office:value-type="string">
                        <text:p text:style-name="Table_20_Contents">timePtr</text:p>
                      </table:table-cell>
                      <table:table-cell table:style-name="Table2.A2" office:value-type="string">
                        <text:p text:style-name="Table_20_Contents">long</text:p>
                      </table:table-cell>
                      <table:table-cell table:style-name="Table2.A2" office:value-type="string">
                        <text:p text:style-name="P4">8</text:p>
                      </table:table-cell>
                      <table:table-cell table:style-name="Table2.C2.4.1" office:value-type="string">
                        <text:p text:style-name="P7">the time position [in samples] bof the datagram coming on or just before the current index field</text:p>
                      </table:table-cell>
                    </table:table-row>
                  </table:table>
                </table:table-cell>
                <table:covered-table-cell/>
                <table:covered-table-cell/>
                <table:covered-table-cell/>
              </table:table-row>
              <table:table-row>
                <table:table-cell table:style-name="Table2.A2" office:value-type="string">
                  <text:p text:style-name="Table_20_Contents"/>
                </table:table-cell>
                <table:table-cell table:style-name="Table2.A2" office:value-type="string">
                  <text:p text:style-name="Table_20_Contents">prevBytePos</text:p>
                </table:table-cell>
                <table:table-cell table:style-name="Table2.A2" office:value-type="string">
                  <text:p text:style-name="Table_20_Contents">long</text:p>
                </table:table-cell>
                <table:table-cell table:style-name="Table2.A2" office:value-type="string">
                  <text:p text:style-name="P4">8</text:p>
                </table:table-cell>
                <table:table-cell table:style-name="Table2.C2.4.1" office:value-type="string">
                  <text:p text:style-name="P6">the byte position of the last datagram in the file</text:p>
                </table:table-cell>
              </table:table-row>
              <table:table-row>
                <table:table-cell table:style-name="Table2.A2" office:value-type="string">
                  <text:p text:style-name="Table_20_Contents"/>
                </table:table-cell>
                <table:table-cell table:style-name="Table2.A2" office:value-type="string">
                  <text:p text:style-name="Table_20_Contents">prevTimePos</text:p>
                </table:table-cell>
                <table:table-cell table:style-name="Table2.A2" office:value-type="string">
                  <text:p text:style-name="Table_20_Contents">long</text:p>
                </table:table-cell>
                <table:table-cell table:style-name="Table2.A2" office:value-type="string">
                  <text:p text:style-name="P4">8</text:p>
                </table:table-cell>
                <table:table-cell table:style-name="Table2.C2.4.1" office:value-type="string">
                  <text:p text:style-name="P6">the time position of the last datagram in the file</text:p>
                </table:table-cell>
              </table:table-row>
            </table:table>
          </table:table-cell>
          <table:covered-table-cell/>
          <table:covered-table-cell/>
          <table:covered-table-cell/>
          <table:covered-table-cell/>
        </table:table-row>
      </table:table>
      <text:p text:style-name="Standard"/>
      <text:p text:style-name="P8">Remarks:</text:p>
      <text:p text:style-name="P5"><text:span text:style-name="T2">- </text:span>the datagrams' duration parameter refers to the “window shift“ of the datagrams, not to a possible “window length“ related to some particular feature extraction method.</text:p>
      <text:p text:style-name="Standard">- the index is placed at the end of the file to allow for the possibility of appending new datagrams.</text:p>
      <text:p text:style-name="Standard"/>
      <text:h text:style-name="P9" text:outline-level="2">Definitions</text:h>
      <text:p text:style-name="P10"/>
      <text:p text:style-name="P11"><text:span text:style-name="T3">Time measurement</text:span>: every time will be measured with a couple of (long sampleIndex, int sampleRate).</text:p>
      <text:p text:style-name="P5"/>
      <text:p text:style-name="P12"><text:span text:style-name="T3">Time-spacing mode</text:span>: can be “REGULAR” for regularly spaced signal samples or vectors of coefficients resulting from fixed rate processing, or “VARIABLE” for vectors of variably-spaced coefficients (e.g., resulting from pitch-synchronous processing).</text:p>
      <text:p text:style-name="P5"/>
      <text:p text:style-name="P13"><text:span text:style-name="T3">Datagram</text:span>: a piece of timeline-related information, regardless of its time-spacing mode.</text:p>
      <text:p text:style-name="P10"/>
      <text:p text:style-name="P14"><text:span text:style-name="T3">Break units</text:span>: a non-phonetic/virtual type of unit, aimed at marking the position of the utterance boundaries (corresponding to the boundaries of the original wav files). Can be of two types, /BEGIN/ and /END/ (i.e., do include the begin unit at the beginning of a file, and the end unit at the end, even if there will be redundant /BEGIN//END/ couples among the units).</text:p>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adornments="Regular"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meta:initial-creator>Marc Schröder</meta:initial-creator>
    <meta:creation-date>2006-07-06T16:58:12</meta:creation-date>
    <dc:creator>Marc Schröder</dc:creator>
    <dc:date>2006-11-14T22:22:33</dc:date>
    <dc:language>en-GB</dc:language>
    <meta:editing-cycles>64</meta:editing-cycles>
    <meta:editing-duration>P1DT0H58M36S</meta:editing-duration>
    <meta:user-defined meta:name="Info 1"/>
    <meta:user-defined meta:name="Info 2"/>
    <meta:user-defined meta:name="Info 3"/>
    <meta:user-defined meta:name="Info 4"/>
    <meta:document-statistic meta:table-count="6" meta:image-count="0" meta:object-count="0" meta:page-count="12" meta:paragraph-count="391" meta:word-count="2144" meta:character-count="12658"/>
  </office:meta>
</office:document-meta>
</file>